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8334" officeooo:paragraph-rsid="00078334"/>
    </style:style>
    <style:style style:name="P2" style:family="paragraph" style:parent-style-name="Standard">
      <style:text-properties fo:language="uk" fo:country="UA" officeooo:rsid="000ac058" officeooo:paragraph-rsid="000ac058"/>
    </style:style>
    <style:style style:name="P3" style:family="paragraph" style:parent-style-name="Standard">
      <style:text-properties fo:language="uk" fo:country="UA" officeooo:rsid="000c6ed5" officeooo:paragraph-rsid="000c6ed5"/>
    </style:style>
    <style:style style:name="P4" style:family="paragraph" style:parent-style-name="Standard">
      <style:text-properties fo:language="uk" fo:country="UA" officeooo:rsid="000c6ed5" officeooo:paragraph-rsid="000ed594"/>
    </style:style>
    <style:style style:name="P5" style:family="paragraph" style:parent-style-name="Standard">
      <style:text-properties fo:language="uk" fo:country="UA" officeooo:rsid="000c6ed5" officeooo:paragraph-rsid="000e04b7"/>
    </style:style>
    <style:style style:name="P6" style:family="paragraph" style:parent-style-name="Standard">
      <style:text-properties fo:language="uk" fo:country="UA" officeooo:rsid="000e04b7" officeooo:paragraph-rsid="000e04b7"/>
    </style:style>
    <style:style style:name="P7" style:family="paragraph" style:parent-style-name="Standard">
      <style:text-properties fo:language="uk" fo:country="UA" officeooo:rsid="000e04b7" officeooo:paragraph-rsid="000ed594"/>
    </style:style>
    <style:style style:name="P8" style:family="paragraph" style:parent-style-name="Standard">
      <style:text-properties fo:language="uk" fo:country="UA" officeooo:rsid="000ed594" officeooo:paragraph-rsid="000ed594"/>
    </style:style>
    <style:style style:name="P9" style:family="paragraph" style:parent-style-name="Standard">
      <style:text-properties fo:language="uk" fo:country="UA" officeooo:rsid="000f76ed" officeooo:paragraph-rsid="000f76ed"/>
    </style:style>
    <style:style style:name="P10" style:family="paragraph" style:parent-style-name="Standard">
      <style:text-properties fo:language="uk" fo:country="UA" officeooo:rsid="000f76ed" officeooo:paragraph-rsid="000fd084"/>
    </style:style>
    <style:style style:name="P11" style:family="paragraph" style:parent-style-name="Standard">
      <style:text-properties fo:language="uk" fo:country="UA" officeooo:rsid="000f76ed" officeooo:paragraph-rsid="0015d68d"/>
    </style:style>
    <style:style style:name="P12" style:family="paragraph" style:parent-style-name="Standard">
      <style:text-properties fo:language="uk" fo:country="UA" officeooo:rsid="000f76ed" officeooo:paragraph-rsid="00201acd"/>
    </style:style>
    <style:style style:name="P13" style:family="paragraph" style:parent-style-name="Standard">
      <style:text-properties fo:language="uk" fo:country="UA" officeooo:rsid="000f76ed" officeooo:paragraph-rsid="00212880"/>
    </style:style>
    <style:style style:name="P14" style:family="paragraph" style:parent-style-name="Standard">
      <style:text-properties fo:language="uk" fo:country="UA" officeooo:rsid="00133ebe" officeooo:paragraph-rsid="00133ebe"/>
    </style:style>
    <style:style style:name="P15" style:family="paragraph" style:parent-style-name="Standard">
      <style:text-properties fo:language="uk" fo:country="UA" officeooo:rsid="00133ebe" officeooo:paragraph-rsid="001c2baf"/>
    </style:style>
    <style:style style:name="P16" style:family="paragraph" style:parent-style-name="Standard">
      <style:text-properties fo:language="uk" fo:country="UA" officeooo:rsid="0016367c" officeooo:paragraph-rsid="0016367c"/>
    </style:style>
    <style:style style:name="P17" style:family="paragraph" style:parent-style-name="Standard">
      <style:text-properties fo:language="uk" fo:country="UA" officeooo:rsid="0016367c" officeooo:paragraph-rsid="001f9758"/>
    </style:style>
    <style:style style:name="P18" style:family="paragraph" style:parent-style-name="Standard">
      <style:text-properties fo:language="uk" fo:country="UA" officeooo:rsid="001673b4" officeooo:paragraph-rsid="001673b4"/>
    </style:style>
    <style:style style:name="P19" style:family="paragraph" style:parent-style-name="Standard">
      <style:text-properties fo:language="uk" fo:country="UA" officeooo:rsid="00183f3d" officeooo:paragraph-rsid="00183f3d"/>
    </style:style>
    <style:style style:name="P20" style:family="paragraph" style:parent-style-name="Standard">
      <style:text-properties fo:language="uk" fo:country="UA" officeooo:rsid="0019e001" officeooo:paragraph-rsid="0019e001"/>
    </style:style>
    <style:style style:name="P21" style:family="paragraph" style:parent-style-name="Standard">
      <style:text-properties fo:language="uk" fo:country="UA" officeooo:rsid="001c8508" officeooo:paragraph-rsid="001c8508"/>
    </style:style>
    <style:style style:name="P22" style:family="paragraph" style:parent-style-name="Standard">
      <style:text-properties fo:language="uk" fo:country="UA" officeooo:rsid="001c8508" officeooo:paragraph-rsid="00201acd"/>
    </style:style>
    <style:style style:name="P23" style:family="paragraph" style:parent-style-name="Standard">
      <style:text-properties fo:language="uk" fo:country="UA" officeooo:rsid="001c8508" officeooo:paragraph-rsid="00232d03"/>
    </style:style>
    <style:style style:name="P24" style:family="paragraph" style:parent-style-name="Standard">
      <style:text-properties fo:language="uk" fo:country="UA" officeooo:rsid="000fd084" officeooo:paragraph-rsid="001f9758"/>
    </style:style>
    <style:style style:name="P25" style:family="paragraph" style:parent-style-name="Standard">
      <style:text-properties fo:language="uk" fo:country="UA" officeooo:rsid="001149c3" officeooo:paragraph-rsid="00201acd"/>
    </style:style>
    <style:style style:name="P26" style:family="paragraph" style:parent-style-name="Standard">
      <style:text-properties fo:language="uk" fo:country="UA" officeooo:rsid="00201acd" officeooo:paragraph-rsid="0020c051"/>
    </style:style>
    <style:style style:name="P27" style:family="paragraph" style:parent-style-name="Standard">
      <style:text-properties fo:language="uk" fo:country="UA" officeooo:rsid="00201acd" officeooo:paragraph-rsid="00232d03"/>
    </style:style>
    <style:style style:name="P28" style:family="paragraph" style:parent-style-name="Standard">
      <style:text-properties fo:language="uk" fo:country="UA" officeooo:rsid="0020c051" officeooo:paragraph-rsid="0020c051"/>
    </style:style>
    <style:style style:name="P29" style:family="paragraph" style:parent-style-name="Standard">
      <style:text-properties fo:language="uk" fo:country="UA" officeooo:rsid="0020c051" officeooo:paragraph-rsid="00212880"/>
    </style:style>
    <style:style style:name="P30" style:family="paragraph" style:parent-style-name="Standard">
      <style:text-properties fo:language="uk" fo:country="UA" officeooo:rsid="00212880" officeooo:paragraph-rsid="00212880"/>
    </style:style>
    <style:style style:name="P31" style:family="paragraph" style:parent-style-name="Standard">
      <style:text-properties fo:language="uk" fo:country="UA" officeooo:rsid="00232d03" officeooo:paragraph-rsid="00232d03"/>
    </style:style>
    <style:style style:name="P32" style:family="paragraph" style:parent-style-name="Standard">
      <style:text-properties fo:language="uk" fo:country="UA" officeooo:rsid="00232d03" officeooo:paragraph-rsid="00259148"/>
    </style:style>
    <style:style style:name="P33" style:family="paragraph" style:parent-style-name="Standard">
      <style:text-properties fo:language="uk" fo:country="UA" officeooo:rsid="00232d03" officeooo:paragraph-rsid="00295c98"/>
    </style:style>
    <style:style style:name="P34" style:family="paragraph" style:parent-style-name="Standard">
      <style:text-properties fo:language="uk" fo:country="UA" officeooo:rsid="00259148" officeooo:paragraph-rsid="00259148"/>
    </style:style>
    <style:style style:name="P35" style:family="paragraph" style:parent-style-name="Standard">
      <style:text-properties fo:language="uk" fo:country="UA" officeooo:rsid="002a2020" officeooo:paragraph-rsid="002a2020"/>
    </style:style>
    <style:style style:name="P36" style:family="paragraph" style:parent-style-name="Standard">
      <style:text-properties fo:language="uk" fo:country="UA" officeooo:rsid="002a2020" officeooo:paragraph-rsid="002a21e9"/>
    </style:style>
    <style:style style:name="P37" style:family="paragraph" style:parent-style-name="Standard">
      <style:text-properties fo:language="uk" fo:country="UA" officeooo:rsid="002bb0af" officeooo:paragraph-rsid="002bb0af"/>
    </style:style>
    <style:style style:name="P38" style:family="paragraph" style:parent-style-name="Standard">
      <style:text-properties fo:language="uk" fo:country="UA" style:text-underline-style="none" officeooo:rsid="002bb0af" officeooo:paragraph-rsid="002bb0af"/>
    </style:style>
    <style:style style:name="P39" style:family="paragraph" style:parent-style-name="Standard">
      <style:text-properties fo:language="uk" fo:country="UA" officeooo:rsid="003bfee5" officeooo:paragraph-rsid="003bfee5"/>
    </style:style>
    <style:style style:name="P40" style:family="paragraph" style:parent-style-name="Standard">
      <style:text-properties fo:language="uk" fo:country="UA" officeooo:rsid="0041c383" officeooo:paragraph-rsid="0041c383"/>
    </style:style>
    <style:style style:name="P41" style:family="paragraph" style:parent-style-name="Standard">
      <style:text-properties fo:language="uk" fo:country="UA" officeooo:rsid="00423dae" officeooo:paragraph-rsid="00423dae"/>
    </style:style>
    <style:style style:name="P42" style:family="paragraph" style:parent-style-name="Standard">
      <style:text-properties fo:language="uk" fo:country="UA" officeooo:rsid="00423dae" officeooo:paragraph-rsid="004368d0"/>
    </style:style>
    <style:style style:name="P43" style:family="paragraph" style:parent-style-name="Standard">
      <style:text-properties fo:language="uk" fo:country="UA" officeooo:rsid="004368d0" officeooo:paragraph-rsid="004368d0"/>
    </style:style>
    <style:style style:name="P44" style:family="paragraph" style:parent-style-name="Standard">
      <style:text-properties fo:language="uk" fo:country="UA" officeooo:rsid="004368d0" officeooo:paragraph-rsid="004505e2"/>
    </style:style>
    <style:style style:name="P45" style:family="paragraph" style:parent-style-name="Standard">
      <style:text-properties fo:language="uk" fo:country="UA" officeooo:rsid="00456539" officeooo:paragraph-rsid="00456539"/>
    </style:style>
    <style:style style:name="P46" style:family="paragraph" style:parent-style-name="Standard">
      <style:text-properties fo:language="uk" fo:country="UA" officeooo:rsid="00456539" officeooo:paragraph-rsid="004c799a"/>
    </style:style>
    <style:style style:name="P47" style:family="paragraph" style:parent-style-name="Standard">
      <style:text-properties fo:language="uk" fo:country="UA" officeooo:rsid="00472cd7" officeooo:paragraph-rsid="00472cd7"/>
    </style:style>
    <style:style style:name="P48" style:family="paragraph" style:parent-style-name="Standard">
      <style:text-properties fo:language="uk" fo:country="UA" officeooo:rsid="00472cd7" officeooo:paragraph-rsid="00480658"/>
    </style:style>
    <style:style style:name="P49" style:family="paragraph" style:parent-style-name="Standard">
      <style:text-properties fo:language="uk" fo:country="UA" officeooo:rsid="00480658" officeooo:paragraph-rsid="00480658"/>
    </style:style>
    <style:style style:name="P50" style:family="paragraph" style:parent-style-name="Standard">
      <style:text-properties fo:language="uk" fo:country="UA" officeooo:rsid="00482074" officeooo:paragraph-rsid="00482074"/>
    </style:style>
    <style:style style:name="P51" style:family="paragraph" style:parent-style-name="Standard">
      <style:text-properties officeooo:rsid="000ac058" officeooo:paragraph-rsid="000ac058"/>
    </style:style>
    <style:style style:name="P52" style:family="paragraph" style:parent-style-name="Standard">
      <style:text-properties fo:language="ru" fo:country="RU" officeooo:rsid="0015d68d" officeooo:paragraph-rsid="001673b4"/>
    </style:style>
    <style:style style:name="P53" style:family="paragraph" style:parent-style-name="Standard">
      <style:text-properties fo:language="ru" fo:country="RU" officeooo:rsid="001673b4" officeooo:paragraph-rsid="001673b4"/>
    </style:style>
    <style:style style:name="P54" style:family="paragraph" style:parent-style-name="Standard">
      <style:text-properties fo:language="ru" fo:country="RU" officeooo:rsid="001673b4" officeooo:paragraph-rsid="00183f3d"/>
    </style:style>
    <style:style style:name="P55" style:family="paragraph" style:parent-style-name="Standard">
      <style:text-properties fo:language="ru" fo:country="RU" officeooo:rsid="00183f3d" officeooo:paragraph-rsid="00183f3d"/>
    </style:style>
    <style:style style:name="P56" style:family="paragraph" style:parent-style-name="Standard">
      <style:text-properties fo:language="ru" fo:country="RU" officeooo:rsid="000ac058" officeooo:paragraph-rsid="000ac058"/>
    </style:style>
    <style:style style:name="P57" style:family="paragraph" style:parent-style-name="Standard">
      <style:text-properties officeooo:paragraph-rsid="000e04b7"/>
    </style:style>
    <style:style style:name="P58" style:family="paragraph" style:parent-style-name="Standard">
      <style:text-properties fo:language="en" fo:country="US" officeooo:rsid="000ac058" officeooo:paragraph-rsid="000ac058"/>
    </style:style>
    <style:style style:name="P59" style:family="paragraph" style:parent-style-name="Standard">
      <style:paragraph-properties fo:break-before="page"/>
      <style:text-properties officeooo:rsid="00078334" officeooo:paragraph-rsid="00078334"/>
    </style:style>
    <style:style style:name="P60"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16367c" officeooo:paragraph-rsid="0016367c"/>
    </style:style>
    <style:style style:name="P61"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16367c" officeooo:paragraph-rsid="00212880"/>
    </style:style>
    <style:style style:name="P62"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a2020" officeooo:paragraph-rsid="002a2020"/>
    </style:style>
    <style:style style:name="P63"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a21e9" officeooo:paragraph-rsid="002a21e9"/>
    </style:style>
    <style:style style:name="P64"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bb0af" officeooo:paragraph-rsid="002bb0af"/>
    </style:style>
    <style:style style:name="P65" style:family="paragraph" style:parent-style-name="Text_20_body" style:master-page-name="">
      <loext:graphic-properties draw:fill="none"/>
      <style:paragraph-properties fo:margin-left="0cm" fo:margin-right="0cm" fo:line-height="100%" fo:text-indent="1cm" style:auto-text-indent="false" style:page-number="auto" fo:background-color="transparent"/>
      <style:text-properties officeooo:rsid="002d738d" officeooo:paragraph-rsid="002d738d"/>
    </style:style>
    <style:style style:name="P66" style:family="paragraph" style:parent-style-name="Standard" style:master-page-name="">
      <loext:graphic-properties draw:fill="none"/>
      <style:paragraph-properties fo:margin-left="0cm" fo:margin-right="0cm" fo:text-indent="1cm" style:auto-text-indent="false" style:page-number="auto" fo:background-color="transparent" style:writing-mode="page"/>
      <style:text-properties fo:language="uk" fo:country="UA" officeooo:rsid="00456539" officeooo:paragraph-rsid="004c799a"/>
    </style:style>
    <style:style style:name="P67" style:family="paragraph" style:parent-style-name="Standard" style:master-page-name="">
      <loext:graphic-properties draw:fill="none"/>
      <style:paragraph-properties fo:margin-left="0cm" fo:margin-right="0cm" fo:text-indent="1cm" style:auto-text-indent="false" style:page-number="auto" fo:background-color="transparent" style:writing-mode="page">
        <style:tab-stops>
          <style:tab-stop style:position="1.427cm"/>
        </style:tab-stops>
      </style:paragraph-properties>
      <style:text-properties fo:language="uk" fo:country="UA" officeooo:rsid="00456539" officeooo:paragraph-rsid="004c799a"/>
    </style:style>
    <style:style style:name="P68" style:family="paragraph" style:parent-style-name="Standard">
      <loext:graphic-properties draw:fill="none"/>
      <style:paragraph-properties fo:margin-left="0cm" fo:margin-right="0cm" fo:text-indent="1cm" style:auto-text-indent="false" fo:background-color="transparent"/>
      <style:text-properties fo:language="uk" fo:country="UA" officeooo:rsid="00133ebe" officeooo:paragraph-rsid="001b95d5"/>
    </style:style>
    <style:style style:name="P69" style:family="paragraph" style:parent-style-name="Standard">
      <loext:graphic-properties draw:fill="none"/>
      <style:paragraph-properties fo:margin-left="0cm" fo:margin-right="0cm" fo:text-indent="1cm" style:auto-text-indent="false" fo:background-color="transparent"/>
      <style:text-properties fo:language="uk" fo:country="UA" officeooo:rsid="00136643" officeooo:paragraph-rsid="001c2baf"/>
    </style:style>
    <style:style style:name="P70"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16367c"/>
    </style:style>
    <style:style style:name="P71"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183f3d"/>
    </style:style>
    <style:style style:name="P72"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212880"/>
    </style:style>
    <style:style style:name="P73" style:family="paragraph" style:parent-style-name="Standard">
      <loext:graphic-properties draw:fill="none"/>
      <style:paragraph-properties fo:margin-left="0cm" fo:margin-right="0cm" fo:text-indent="1cm" style:auto-text-indent="false" fo:background-color="transparent"/>
      <style:text-properties fo:language="uk" fo:country="UA" officeooo:rsid="002a2020" officeooo:paragraph-rsid="002a2020"/>
    </style:style>
    <style:style style:name="P74" style:family="paragraph" style:parent-style-name="Standard">
      <loext:graphic-properties draw:fill="none"/>
      <style:paragraph-properties fo:margin-left="0cm" fo:margin-right="0cm" fo:text-indent="1cm" style:auto-text-indent="false" fo:background-color="transparent"/>
      <style:text-properties fo:language="uk" fo:country="UA" officeooo:rsid="002a21e9" officeooo:paragraph-rsid="002a21e9"/>
    </style:style>
    <style:style style:name="P75" style:family="paragraph" style:parent-style-name="Standard">
      <loext:graphic-properties draw:fill="none"/>
      <style:paragraph-properties fo:margin-left="0cm" fo:margin-right="0cm" fo:text-indent="1cm" style:auto-text-indent="false" fo:background-color="transparent"/>
      <style:text-properties fo:language="uk" fo:country="UA" officeooo:rsid="002a21e9" officeooo:paragraph-rsid="002afde6"/>
    </style:style>
    <style:style style:name="P76" style:family="paragraph" style:parent-style-name="Standard">
      <loext:graphic-properties draw:fill="none"/>
      <style:paragraph-properties fo:margin-left="0cm" fo:margin-right="0cm" fo:text-indent="1cm" style:auto-text-indent="false" fo:background-color="transparent"/>
      <style:text-properties fo:language="uk" fo:country="UA" officeooo:rsid="002bb0af" officeooo:paragraph-rsid="002bb0af"/>
    </style:style>
    <style:style style:name="P77" style:family="paragraph" style:parent-style-name="Standard">
      <loext:graphic-properties draw:fill="none"/>
      <style:paragraph-properties fo:margin-left="0cm" fo:margin-right="0cm" fo:text-indent="1cm" style:auto-text-indent="false" fo:background-color="transparent"/>
      <style:text-properties fo:language="uk" fo:country="UA" style:text-underline-style="none" officeooo:rsid="002bb0af" officeooo:paragraph-rsid="002bb0af"/>
    </style:style>
    <style:style style:name="P78" style:family="paragraph" style:parent-style-name="Text_20_body">
      <loext:graphic-properties draw:fill="none"/>
      <style:paragraph-properties fo:margin-left="0cm" fo:margin-right="0cm" fo:text-indent="1cm" style:auto-text-indent="false" fo:background-color="transparent"/>
      <style:text-properties officeooo:rsid="002d738d" officeooo:paragraph-rsid="002d738d"/>
    </style:style>
    <style:style style:name="P79"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uk" fo:country="UA" officeooo:rsid="003419b0" officeooo:paragraph-rsid="003419b0"/>
    </style:style>
    <style:style style:name="P80" style:family="paragraph" style:parent-style-name="Standard"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writing-mode="page"/>
      <style:text-properties fo:language="uk" fo:country="UA" officeooo:rsid="00456539" officeooo:paragraph-rsid="004c799a"/>
    </style:style>
    <style:style style:name="P81"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uk" fo:country="UA" officeooo:rsid="002a21e9" officeooo:paragraph-rsid="002a21e9"/>
    </style:style>
    <style:style style:name="P8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language="en" fo:country="US" officeooo:rsid="002bb0af" officeooo:paragraph-rsid="003419b0"/>
    </style:style>
    <style:style style:name="P83" style:family="paragraph" style:parent-style-name="Standard">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fo:language="uk" fo:country="UA" officeooo:rsid="004c8d22" officeooo:paragraph-rsid="004c8d22"/>
    </style:style>
    <style:style style:name="P84" style:family="paragraph" style:parent-style-name="Text_20_body">
      <style:text-properties fo:language="uk" fo:country="UA" officeooo:rsid="003419b0" officeooo:paragraph-rsid="003419b0"/>
    </style:style>
    <style:style style:name="P85" style:family="paragraph" style:parent-style-name="Text_20_body">
      <style:paragraph-properties fo:line-height="100%"/>
      <style:text-properties officeooo:rsid="002d738d" officeooo:paragraph-rsid="002d738d"/>
    </style:style>
    <style:style style:name="P86" style:family="paragraph" style:parent-style-name="Text_20_body">
      <style:paragraph-properties fo:text-align="center" style:justify-single-word="false"/>
      <style:text-properties style:font-name="Liberation Sans" fo:font-size="28pt" fo:font-weight="bold" officeooo:rsid="00516c6e" officeooo:paragraph-rsid="00516c6e" style:font-size-asian="28pt" style:font-weight-asian="bold" style:font-size-complex="28pt" style:font-weight-complex="bold"/>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rsid="002ed0bd" officeooo:paragraph-rsid="002ed0bd"/>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00%" fo:text-indent="2cm" style:auto-text-indent="false" style:page-number="auto" fo:background-color="transparent"/>
      <style:text-properties officeooo:rsid="002eb12a" officeooo:paragraph-rsid="002eb12a"/>
    </style:style>
    <style:style style:name="P89" style:family="paragraph" style:parent-style-name="Text_20_body" style:master-page-name="">
      <loext:graphic-properties draw:fill="none"/>
      <style:paragraph-properties fo:margin-left="0cm" fo:margin-right="0cm" fo:margin-top="0cm" fo:margin-bottom="0.247cm" loext:contextual-spacing="false" fo:line-height="100%" fo:text-indent="2cm" style:auto-text-indent="false" style:page-number="auto" fo:background-color="transparent"/>
      <style:text-properties officeooo:rsid="002eb12a" officeooo:paragraph-rsid="003a6a7b"/>
    </style:style>
    <style:style style:name="P90"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b12a" officeooo:paragraph-rsid="002eb12a"/>
    </style:style>
    <style:style style:name="P91" style:family="paragraph" style:parent-style-name="Text_20_body">
      <loext:graphic-properties draw:fill="none"/>
      <style:paragraph-properties fo:margin-left="0cm" fo:margin-right="0cm" fo:margin-top="0cm" fo:margin-bottom="0.247cm" loext:contextual-spacing="false" fo:line-height="100%" fo:text-indent="2cm" style:auto-text-indent="false" fo:background-color="transparent"/>
      <style:text-properties officeooo:rsid="002eb12a" officeooo:paragraph-rsid="002ed0bd"/>
    </style:style>
    <style:style style:name="P92" style:family="paragraph" style:parent-style-name="Text_20_body">
      <loext:graphic-properties draw:fill="none"/>
      <style:paragraph-properties fo:margin-left="0cm" fo:margin-right="0cm" fo:margin-top="0cm" fo:margin-bottom="0.247cm" loext:contextual-spacing="false" fo:line-height="100%" fo:text-indent="2cm" style:auto-text-indent="false" fo:background-color="transparent"/>
      <style:text-properties officeooo:rsid="002eb12a" officeooo:paragraph-rsid="002eb12a"/>
    </style:style>
    <style:style style:name="P93"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d0bd" officeooo:paragraph-rsid="002ed0bd"/>
    </style:style>
    <style:style style:name="P94"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d0bd" officeooo:paragraph-rsid="003190df"/>
    </style:style>
    <style:style style:name="P95"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d0bd" officeooo:paragraph-rsid="0035ee3a"/>
    </style:style>
    <style:style style:name="P96"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2ed0bd" officeooo:paragraph-rsid="002ed0bd"/>
    </style:style>
    <style:style style:name="P97"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fo:language="uk" fo:country="UA" officeooo:rsid="003419b0" officeooo:paragraph-rsid="003419b0"/>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00%" fo:text-indent="1.499cm" style:auto-text-indent="false" style:page-number="auto" fo:background-color="transparent"/>
      <style:text-properties officeooo:rsid="002eb12a" officeooo:paragraph-rsid="002eb12a"/>
    </style:style>
    <style:style style:name="P99"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3419b0"/>
    </style:style>
    <style:style style:name="P100"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37d070"/>
    </style:style>
    <style:style style:name="P101"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3984ea"/>
    </style:style>
    <style:style style:name="P102"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3d25d2"/>
    </style:style>
    <style:style style:name="P103"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41c383"/>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Standard">
      <style:text-properties fo:language="uk" fo:country="UA" officeooo:rsid="002bb0af" officeooo:paragraph-rsid="002bb0af"/>
    </style:style>
    <style:style style:name="P106" style:family="paragraph" style:parent-style-name="Standard">
      <style:text-properties fo:language="uk" fo:country="UA" officeooo:rsid="00551070" officeooo:paragraph-rsid="00551070"/>
    </style:style>
    <style:style style:name="P107" style:family="paragraph" style:parent-style-name="Standard">
      <style:text-properties fo:language="uk" fo:country="UA" officeooo:rsid="00472cd7" officeooo:paragraph-rsid="00472cd7"/>
    </style:style>
    <style:style style:name="P108" style:family="paragraph" style:parent-style-name="Standard">
      <style:text-properties fo:language="uk" fo:country="UA" officeooo:rsid="000fd084" officeooo:paragraph-rsid="00587067"/>
    </style:style>
    <style:style style:name="P109" style:family="paragraph" style:parent-style-name="Standard">
      <style:text-properties fo:language="uk" fo:country="UA" officeooo:rsid="00482074" officeooo:paragraph-rsid="00482074"/>
    </style:style>
    <style:style style:name="P110" style:family="paragraph" style:parent-style-name="Standard">
      <style:text-properties fo:language="uk" fo:country="UA" officeooo:rsid="001673b4" officeooo:paragraph-rsid="005cbdc3"/>
    </style:style>
    <style:style style:name="P111" style:family="paragraph" style:parent-style-name="Standard">
      <style:text-properties fo:language="en" fo:country="US" officeooo:rsid="0056b3e3" officeooo:paragraph-rsid="0056b3e3"/>
    </style:style>
    <style:style style:name="P112" style:family="paragraph" style:parent-style-name="Standard">
      <style:text-properties fo:language="ru" fo:country="RU" officeooo:rsid="00587067" officeooo:paragraph-rsid="00587067"/>
    </style:style>
    <style:style style:name="P113" style:family="paragraph" style:parent-style-name="Standard">
      <loext:graphic-properties draw:fill="none"/>
      <style:paragraph-properties fo:margin-left="0cm" fo:margin-right="0cm" fo:text-indent="1cm" style:auto-text-indent="false" fo:background-color="transparent"/>
      <style:text-properties fo:language="uk" fo:country="UA" officeooo:rsid="002afde6" officeooo:paragraph-rsid="002afde6"/>
    </style:style>
    <style:style style:name="P114" style:family="paragraph" style:parent-style-name="Standard">
      <loext:graphic-properties draw:fill="none"/>
      <style:paragraph-properties fo:margin-left="0cm" fo:margin-right="0cm" fo:text-indent="1cm" style:auto-text-indent="false" fo:background-color="transparent"/>
      <style:text-properties fo:language="uk" fo:country="UA" officeooo:rsid="00551070" officeooo:paragraph-rsid="00551070"/>
    </style:style>
    <style:style style:name="P115" style:family="paragraph" style:parent-style-name="Standard">
      <loext:graphic-properties draw:fill="none"/>
      <style:paragraph-properties fo:margin-left="0cm" fo:margin-right="0cm" fo:text-indent="1cm" style:auto-text-indent="false" fo:background-color="transparent"/>
      <style:text-properties fo:language="uk" fo:country="UA" officeooo:rsid="005654cd" officeooo:paragraph-rsid="005654cd"/>
    </style:style>
    <style:style style:name="P116" style:family="paragraph" style:parent-style-name="Standard">
      <loext:graphic-properties draw:fill="none"/>
      <style:paragraph-properties fo:margin-left="0cm" fo:margin-right="0cm" fo:text-indent="1cm" style:auto-text-indent="false" fo:background-color="transparent"/>
      <style:text-properties fo:language="ru" fo:country="RU" officeooo:rsid="00587067" officeooo:paragraph-rsid="00587067"/>
    </style:style>
    <style:style style:name="P117" style:family="paragraph" style:parent-style-name="Standard">
      <loext:graphic-properties draw:fill="none"/>
      <style:paragraph-properties fo:margin-left="0cm" fo:margin-right="0cm" fo:text-indent="1cm" style:auto-text-indent="false" fo:background-color="transparent"/>
      <style:text-properties fo:language="ru" fo:country="RU" officeooo:rsid="00587067" officeooo:paragraph-rsid="005ac700"/>
    </style:style>
    <style:style style:name="P118" style:family="paragraph" style:parent-style-name="Standard">
      <loext:graphic-properties draw:fill="none"/>
      <style:paragraph-properties fo:margin-left="0cm" fo:margin-right="0cm" fo:text-indent="1cm" style:auto-text-indent="false" fo:background-color="transparent"/>
      <style:text-properties fo:language="ru" fo:country="RU" officeooo:rsid="0059d2ff" officeooo:paragraph-rsid="0059d2ff"/>
    </style:style>
    <style:style style:name="P119" style:family="paragraph" style:parent-style-name="Standard">
      <loext:graphic-properties draw:fill="none"/>
      <style:paragraph-properties fo:margin-left="0cm" fo:margin-right="0cm" fo:text-indent="1cm" style:auto-text-indent="false" fo:background-color="transparent"/>
      <style:text-properties officeooo:paragraph-rsid="005cbdc3"/>
    </style:style>
    <style:style style:name="P120"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551070" officeooo:paragraph-rsid="00551070"/>
    </style:style>
    <style:style style:name="P121"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5cbdc3"/>
    </style:style>
    <style:style style:name="P122"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5654cd" officeooo:paragraph-rsid="005654cd"/>
    </style:style>
    <style:style style:name="P123" style:family="paragraph" style:parent-style-name="Standard">
      <loext:graphic-properties draw:fill="none"/>
      <style:paragraph-properties fo:margin-left="0cm" fo:margin-right="0cm" fo:text-indent="0cm" style:auto-text-indent="false" fo:background-color="transparent"/>
      <style:text-properties fo:language="uk" fo:country="UA" officeooo:rsid="00551070" officeooo:paragraph-rsid="00551070"/>
    </style:style>
    <style:style style:name="P124" style:family="paragraph" style:parent-style-name="Standard">
      <loext:graphic-properties draw:fill="none"/>
      <style:paragraph-properties fo:margin-left="0cm" fo:margin-right="0cm" fo:text-indent="0cm" style:auto-text-indent="false" fo:background-color="transparent"/>
      <style:text-properties fo:language="uk" fo:country="UA" officeooo:rsid="005654cd" officeooo:paragraph-rsid="005654cd"/>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Heading_20_3">
      <style:text-properties officeooo:paragraph-rsid="00280c27"/>
    </style:style>
    <style:style style:name="P127" style:family="paragraph" style:parent-style-name="Heading_20_3">
      <style:text-properties officeooo:paragraph-rsid="00295c98"/>
    </style:style>
    <style:style style:name="P128" style:family="paragraph" style:parent-style-name="Heading_20_3">
      <style:text-properties fo:language="uk" fo:country="UA" officeooo:rsid="003419b0"/>
    </style:style>
    <style:style style:name="P129" style:family="paragraph" style:parent-style-name="Heading_20_2">
      <style:text-properties officeooo:paragraph-rsid="0026bfcf"/>
    </style:style>
    <style:style style:name="P130" style:family="paragraph" style:parent-style-name="Heading_20_2">
      <style:text-properties officeooo:rsid="003a6a7b" officeooo:paragraph-rsid="003a6a7b"/>
    </style:style>
    <style:style style:name="T1" style:family="text">
      <style:text-properties officeooo:rsid="00078334"/>
    </style:style>
    <style:style style:name="T2" style:family="text">
      <style:text-properties officeooo:rsid="0008a7ad"/>
    </style:style>
    <style:style style:name="T3" style:family="text">
      <style:text-properties fo:language="en" fo:country="US"/>
    </style:style>
    <style:style style:name="T4" style:family="text">
      <style:text-properties fo:language="en" fo:country="US" officeooo:rsid="0008a7ad"/>
    </style:style>
    <style:style style:name="T5" style:family="text">
      <style:text-properties fo:language="en" fo:country="US" officeooo:rsid="000ac058"/>
    </style:style>
    <style:style style:name="T6" style:family="text">
      <style:text-properties fo:language="en" fo:country="US" officeooo:rsid="000fd084"/>
    </style:style>
    <style:style style:name="T7" style:family="text">
      <style:text-properties fo:language="en" fo:country="US" officeooo:rsid="001133ff"/>
    </style:style>
    <style:style style:name="T8" style:family="text">
      <style:text-properties fo:language="en" fo:country="US" officeooo:rsid="001149c3"/>
    </style:style>
    <style:style style:name="T9" style:family="text">
      <style:text-properties fo:language="en" fo:country="US" officeooo:rsid="00133ebe"/>
    </style:style>
    <style:style style:name="T10" style:family="text">
      <style:text-properties fo:language="en" fo:country="US" officeooo:rsid="00136643"/>
    </style:style>
    <style:style style:name="T11" style:family="text">
      <style:text-properties fo:language="en" fo:country="US" officeooo:rsid="001c2baf"/>
    </style:style>
    <style:style style:name="T12" style:family="text">
      <style:text-properties fo:language="en" fo:country="US" officeooo:rsid="001c8508"/>
    </style:style>
    <style:style style:name="T13" style:family="text">
      <style:text-properties fo:language="en" fo:country="US" officeooo:rsid="0020c051"/>
    </style:style>
    <style:style style:name="T14" style:family="text">
      <style:text-properties fo:language="en" fo:country="US" officeooo:rsid="000f76ed"/>
    </style:style>
    <style:style style:name="T15" style:family="text">
      <style:text-properties fo:language="en" fo:country="US" officeooo:rsid="002a21e9"/>
    </style:style>
    <style:style style:name="T16" style:family="text">
      <style:text-properties fo:language="en" fo:country="US" style:text-underline-style="none"/>
    </style:style>
    <style:style style:name="T17" style:family="text">
      <style:text-properties fo:language="en" fo:country="US" style:text-underline-style="none" fo:font-weight="bold" style:font-weight-asian="bold" style:font-weight-complex="bold"/>
    </style:style>
    <style:style style:name="T18" style:family="text">
      <style:text-properties fo:language="en" fo:country="US" fo:font-weight="bold" style:font-weight-asian="bold" style:font-weight-complex="bold"/>
    </style:style>
    <style:style style:name="T19" style:family="text">
      <style:text-properties fo:language="en" fo:country="US" fo:font-weight="bold" officeooo:rsid="002a21e9" style:font-weight-asian="bold" style:font-weight-complex="bold"/>
    </style:style>
    <style:style style:name="T20" style:family="text">
      <style:text-properties fo:language="en" fo:country="US" officeooo:rsid="0056b3e3"/>
    </style:style>
    <style:style style:name="T21" style:family="text">
      <style:text-properties fo:language="en" fo:country="US" officeooo:rsid="00587067"/>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587067" style:font-style-asian="italic" style:font-style-complex="italic"/>
    </style:style>
    <style:style style:name="T24" style:family="text">
      <style:text-properties fo:language="en" fo:country="US" fo:font-style="italic" officeooo:rsid="001149c3" style:font-style-asian="italic" style:font-style-complex="italic"/>
    </style:style>
    <style:style style:name="T25" style:family="text">
      <style:text-properties fo:language="en" fo:country="US" fo:font-style="italic" officeooo:rsid="00133ebe" style:font-style-asian="italic" style:font-style-complex="italic"/>
    </style:style>
    <style:style style:name="T26" style:family="text">
      <style:text-properties fo:language="en" fo:country="US" fo:font-style="italic" officeooo:rsid="00136643" style:font-style-asian="italic" style:font-style-complex="italic"/>
    </style:style>
    <style:style style:name="T27" style:family="text">
      <style:text-properties fo:language="en" fo:country="US" fo:font-style="italic" officeooo:rsid="001c2baf" style:font-style-asian="italic" style:font-style-complex="italic"/>
    </style:style>
    <style:style style:name="T28" style:family="text">
      <style:text-properties fo:language="en" fo:country="US" fo:font-style="italic" officeooo:rsid="000fd084" style:font-style-asian="italic" style:font-style-complex="italic"/>
    </style:style>
    <style:style style:name="T29" style:family="text">
      <style:text-properties fo:language="en" fo:country="US" fo:font-style="italic" officeooo:rsid="001133ff" style:font-style-asian="italic" style:font-style-complex="italic"/>
    </style:style>
    <style:style style:name="T30" style:family="text">
      <style:text-properties fo:language="en" fo:country="US" fo:font-style="italic" officeooo:rsid="000f76ed" style:font-style-asian="italic" style:font-style-complex="italic"/>
    </style:style>
    <style:style style:name="T31" style:family="text">
      <style:text-properties fo:language="uk" fo:country="UA"/>
    </style:style>
    <style:style style:name="T32" style:family="text">
      <style:text-properties fo:language="uk" fo:country="UA" officeooo:rsid="0008a7ad"/>
    </style:style>
    <style:style style:name="T33" style:family="text">
      <style:text-properties fo:language="uk" fo:country="UA" officeooo:rsid="00078334"/>
    </style:style>
    <style:style style:name="T34" style:family="text">
      <style:text-properties fo:language="uk" fo:country="UA" officeooo:rsid="0008e9d4"/>
    </style:style>
    <style:style style:name="T35" style:family="text">
      <style:text-properties fo:language="uk" fo:country="UA" officeooo:rsid="000e04b7"/>
    </style:style>
    <style:style style:name="T36" style:family="text">
      <style:text-properties fo:language="uk" fo:country="UA" officeooo:rsid="00133ebe"/>
    </style:style>
    <style:style style:name="T37" style:family="text">
      <style:text-properties fo:language="uk" fo:country="UA" officeooo:rsid="00136643"/>
    </style:style>
    <style:style style:name="T38" style:family="text">
      <style:text-properties fo:language="uk" fo:country="UA" officeooo:rsid="00183f3d"/>
    </style:style>
    <style:style style:name="T39" style:family="text">
      <style:text-properties fo:language="uk" fo:country="UA" officeooo:rsid="001b95d5"/>
    </style:style>
    <style:style style:name="T40" style:family="text">
      <style:text-properties fo:language="uk" fo:country="UA" officeooo:rsid="001c2baf"/>
    </style:style>
    <style:style style:name="T41" style:family="text">
      <style:text-properties fo:language="uk" fo:country="UA" officeooo:rsid="001dd7d1"/>
    </style:style>
    <style:style style:name="T42" style:family="text">
      <style:text-properties fo:language="uk" fo:country="UA" officeooo:rsid="00201acd"/>
    </style:style>
    <style:style style:name="T43" style:family="text">
      <style:text-properties fo:language="uk" fo:country="UA" officeooo:rsid="00280c27"/>
    </style:style>
    <style:style style:name="T44" style:family="text">
      <style:text-properties fo:language="uk" fo:country="UA" officeooo:rsid="00295c98"/>
    </style:style>
    <style:style style:name="T45" style:family="text">
      <style:text-properties fo:language="uk" fo:country="UA" officeooo:rsid="00325e64"/>
    </style:style>
    <style:style style:name="T46" style:family="text">
      <style:text-properties fo:language="uk" fo:country="UA" officeooo:rsid="004b827d"/>
    </style:style>
    <style:style style:name="T47" style:family="text">
      <style:text-properties fo:language="uk" fo:country="UA" officeooo:rsid="00587067"/>
    </style:style>
    <style:style style:name="T48" style:family="text">
      <style:text-properties fo:language="uk" fo:country="UA" officeooo:rsid="001149c3"/>
    </style:style>
    <style:style style:name="T49" style:family="text">
      <style:text-properties fo:language="uk" fo:country="UA" officeooo:rsid="005ac700"/>
    </style:style>
    <style:style style:name="T50" style:family="text">
      <style:text-properties fo:language="uk" fo:country="UA" officeooo:rsid="005cbdc3"/>
    </style:style>
    <style:style style:name="T51" style:family="text">
      <style:text-properties fo:language="uk" fo:country="UA" fo:font-style="italic" style:font-style-asian="italic" style:font-style-complex="italic"/>
    </style:style>
    <style:style style:name="T52" style:family="text">
      <style:text-properties fo:language="uk" fo:country="UA" fo:font-style="italic" officeooo:rsid="001149c3" style:font-style-asian="italic" style:font-style-complex="italic"/>
    </style:style>
    <style:style style:name="T53" style:family="text">
      <style:text-properties fo:language="uk" fo:country="UA" fo:font-style="italic" officeooo:rsid="00136643" style:font-style-asian="italic" style:font-style-complex="italic"/>
    </style:style>
    <style:style style:name="T54" style:family="text">
      <style:text-properties fo:language="uk" fo:country="UA" fo:font-style="italic" officeooo:rsid="00133ebe" style:font-style-asian="italic" style:font-style-complex="italic"/>
    </style:style>
    <style:style style:name="T55" style:family="text">
      <style:text-properties fo:language="uk" fo:country="UA" fo:font-style="italic" officeooo:rsid="001c2baf" style:font-style-asian="italic" style:font-style-complex="italic"/>
    </style:style>
    <style:style style:name="T56" style:family="text">
      <style:text-properties fo:language="uk" fo:country="UA" fo:font-style="italic" officeooo:rsid="00078334" style:font-style-asian="italic" style:font-style-complex="italic"/>
    </style:style>
    <style:style style:name="T57" style:family="text">
      <style:text-properties officeooo:rsid="0008e9d4"/>
    </style:style>
    <style:style style:name="T58" style:family="text">
      <style:text-properties officeooo:rsid="000ac058"/>
    </style:style>
    <style:style style:name="T59" style:family="text">
      <style:text-properties officeooo:rsid="000c6ed5"/>
    </style:style>
    <style:style style:name="T60" style:family="text">
      <style:text-properties officeooo:rsid="000e04b7"/>
    </style:style>
    <style:style style:name="T61" style:family="text">
      <style:text-properties officeooo:rsid="000ed594"/>
    </style:style>
    <style:style style:name="T62" style:family="text">
      <style:text-properties officeooo:rsid="000f76ed"/>
    </style:style>
    <style:style style:name="T63" style:family="text">
      <style:text-properties fo:language="ru" fo:country="RU"/>
    </style:style>
    <style:style style:name="T64" style:family="text">
      <style:text-properties fo:language="ru" fo:country="RU" officeooo:rsid="000fd084"/>
    </style:style>
    <style:style style:name="T65" style:family="text">
      <style:text-properties fo:language="ru" fo:country="RU" officeooo:rsid="00136643"/>
    </style:style>
    <style:style style:name="T66" style:family="text">
      <style:text-properties fo:language="ru" fo:country="RU" officeooo:rsid="00160e05"/>
    </style:style>
    <style:style style:name="T67" style:family="text">
      <style:text-properties fo:language="ru" fo:country="RU" officeooo:rsid="001c2baf"/>
    </style:style>
    <style:style style:name="T68" style:family="text">
      <style:text-properties fo:language="ru" fo:country="RU" officeooo:rsid="001133ff"/>
    </style:style>
    <style:style style:name="T69" style:family="text">
      <style:text-properties fo:language="ru" fo:country="RU" officeooo:rsid="000f76ed"/>
    </style:style>
    <style:style style:name="T70" style:family="text">
      <style:text-properties fo:language="ru" fo:country="RU" style:text-underline-style="none"/>
    </style:style>
    <style:style style:name="T71" style:family="text">
      <style:text-properties fo:language="ru" fo:country="RU" fo:font-weight="bold" style:font-weight-asian="bold" style:font-weight-complex="bold"/>
    </style:style>
    <style:style style:name="T72" style:family="text">
      <style:text-properties fo:language="ru" fo:country="RU" officeooo:rsid="0041c383"/>
    </style:style>
    <style:style style:name="T73" style:family="text">
      <style:text-properties fo:language="ru" fo:country="RU" officeooo:rsid="0056b3e3"/>
    </style:style>
    <style:style style:name="T74" style:family="text">
      <style:text-properties fo:language="ru" fo:country="RU" officeooo:rsid="00587067"/>
    </style:style>
    <style:style style:name="T75" style:family="text">
      <style:text-properties fo:language="ru" fo:country="RU" officeooo:rsid="005ac700"/>
    </style:style>
    <style:style style:name="T76" style:family="text">
      <style:text-properties fo:language="ru" fo:country="RU" fo:font-style="italic" officeooo:rsid="00136643" style:font-style-asian="italic" style:font-style-complex="italic"/>
    </style:style>
    <style:style style:name="T77" style:family="text">
      <style:text-properties fo:language="ru" fo:country="RU" fo:font-style="italic" officeooo:rsid="001c2baf" style:font-style-asian="italic" style:font-style-complex="italic"/>
    </style:style>
    <style:style style:name="T78" style:family="text">
      <style:text-properties officeooo:rsid="000fd084"/>
    </style:style>
    <style:style style:name="T79" style:family="text">
      <style:text-properties officeooo:rsid="001133ff"/>
    </style:style>
    <style:style style:name="T80" style:family="text">
      <style:text-properties officeooo:rsid="001149c3"/>
    </style:style>
    <style:style style:name="T81" style:family="text">
      <style:text-properties officeooo:rsid="00133ebe"/>
    </style:style>
    <style:style style:name="T82" style:family="text">
      <style:text-properties fo:font-variant="normal" fo:text-transform="none" fo:color="#2c3130" style:font-name="Helvetica Neue" fo:font-size="10.5pt" fo:letter-spacing="normal" fo:language="en" fo:country="US" fo:font-style="normal" fo:font-weight="normal" officeooo:rsid="00133ebe"/>
    </style:style>
    <style:style style:name="T83" style:family="text">
      <style:text-properties fo:font-variant="normal" fo:text-transform="none" fo:color="#2c3130" style:font-name="Helvetica Neue" fo:font-size="10.5pt" fo:letter-spacing="normal" fo:language="en" fo:country="US" fo:font-style="italic" fo:font-weight="normal" officeooo:rsid="00133ebe" style:font-style-asian="italic" style:font-style-complex="italic"/>
    </style:style>
    <style:style style:name="T84" style:family="text">
      <style:text-properties officeooo:rsid="00160e05"/>
    </style:style>
    <style:style style:name="T85" style:family="text">
      <style:text-properties officeooo:rsid="00183f3d"/>
    </style:style>
    <style:style style:name="T86" style:family="text">
      <style:text-properties officeooo:rsid="001a6331"/>
    </style:style>
    <style:style style:name="T87" style:family="text">
      <style:text-properties officeooo:rsid="001b95d5"/>
    </style:style>
    <style:style style:name="T88" style:family="text">
      <style:text-properties officeooo:rsid="001c2baf"/>
    </style:style>
    <style:style style:name="T89" style:family="text">
      <style:text-properties officeooo:rsid="001c8508"/>
    </style:style>
    <style:style style:name="T90" style:family="text">
      <style:text-properties officeooo:rsid="001dd7d1"/>
    </style:style>
    <style:style style:name="T91" style:family="text">
      <style:text-properties officeooo:rsid="001e94f1"/>
    </style:style>
    <style:style style:name="T92" style:family="text">
      <style:text-properties officeooo:rsid="00201acd"/>
    </style:style>
    <style:style style:name="T93" style:family="text">
      <style:text-properties officeooo:rsid="0020c051"/>
    </style:style>
    <style:style style:name="T94" style:family="text">
      <style:text-properties officeooo:rsid="00212880"/>
    </style:style>
    <style:style style:name="T95" style:family="text">
      <style:text-properties officeooo:rsid="00232d03"/>
    </style:style>
    <style:style style:name="T96" style:family="text">
      <style:text-properties officeooo:rsid="00259148"/>
    </style:style>
    <style:style style:name="T97" style:family="text">
      <style:text-properties officeooo:rsid="0026bfcf"/>
    </style:style>
    <style:style style:name="T98" style:family="text">
      <style:text-properties officeooo:rsid="00295c98"/>
    </style:style>
    <style:style style:name="T99" style:family="text">
      <style:text-properties officeooo:rsid="002a21e9"/>
    </style:style>
    <style:style style:name="T100" style:family="text">
      <style:text-properties style:text-underline-style="none"/>
    </style:style>
    <style:style style:name="T101" style:family="text">
      <style:text-properties style:text-underline-style="none" fo:font-weight="bold" style:font-weight-asian="bold" style:font-weight-complex="bold"/>
    </style:style>
    <style:style style:name="T102" style:family="text">
      <style:text-properties style:text-underline-style="none" officeooo:rsid="00551070"/>
    </style:style>
    <style:style style:name="T103" style:family="text">
      <style:text-properties officeooo:rsid="002d738d"/>
    </style:style>
    <style:style style:name="T104" style:family="text">
      <style:text-properties fo:font-weight="bold" style:font-weight-asian="bold" style:font-weight-complex="bold"/>
    </style:style>
    <style:style style:name="T105" style:family="text">
      <style:text-properties fo:font-weight="bold" officeooo:rsid="002a21e9" style:font-weight-asian="bold" style:font-weight-complex="bold"/>
    </style:style>
    <style:style style:name="T106" style:family="text">
      <style:text-properties fo:font-weight="bold" officeooo:rsid="0037d070" style:font-weight-asian="bold" style:font-weight-complex="bold"/>
    </style:style>
    <style:style style:name="T107" style:family="text">
      <style:text-properties fo:font-weight="bold" officeooo:rsid="0047d557" style:font-weight-asian="bold" style:font-weight-complex="bold"/>
    </style:style>
    <style:style style:name="T108" style:family="text">
      <style:text-properties fo:font-weight="bold" officeooo:rsid="0046d8e0" style:font-weight-asian="bold" style:font-weight-complex="bold"/>
    </style:style>
    <style:style style:name="T109" style:family="text">
      <style:text-properties fo:font-weight="bold" officeooo:rsid="00456539" style:font-weight-asian="bold" style:font-weight-complex="bold"/>
    </style:style>
    <style:style style:name="T110" style:family="text">
      <style:text-properties officeooo:rsid="002eb12a"/>
    </style:style>
    <style:style style:name="T111" style:family="text">
      <style:text-properties officeooo:rsid="002ed0bd"/>
    </style:style>
    <style:style style:name="T112" style:family="text">
      <style:text-properties officeooo:rsid="003028f4"/>
    </style:style>
    <style:style style:name="T113" style:family="text">
      <style:text-properties officeooo:rsid="003190df"/>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style:text-underline-style="none" fo:font-weight="bold" style:font-style-asian="italic" style:font-weight-asian="bold" style:font-style-complex="italic" style:font-weight-complex="bold"/>
    </style:style>
    <style:style style:name="T116" style:family="text">
      <style:text-properties fo:font-style="italic" style:text-underline-style="none" fo:font-weight="bold" officeooo:rsid="002ed0bd" style:font-style-asian="italic" style:font-weight-asian="bold" style:font-style-complex="italic" style:font-weight-complex="bold"/>
    </style:style>
    <style:style style:name="T117" style:family="text">
      <style:text-properties fo:font-style="italic" style:font-style-asian="italic" style:font-style-complex="italic"/>
    </style:style>
    <style:style style:name="T118" style:family="text">
      <style:text-properties fo:font-style="italic" officeooo:rsid="001149c3" style:font-style-asian="italic" style:font-style-complex="italic"/>
    </style:style>
    <style:style style:name="T119" style:family="text">
      <style:text-properties fo:font-style="italic" officeooo:rsid="00078334" style:font-style-asian="italic" style:font-style-complex="italic"/>
    </style:style>
    <style:style style:name="T120" style:family="text">
      <style:text-properties fo:font-style="italic" officeooo:rsid="001133ff" style:font-style-asian="italic" style:font-style-complex="italic"/>
    </style:style>
    <style:style style:name="T121" style:family="text">
      <style:text-properties fo:font-style="italic" officeooo:rsid="000f76ed" style:font-style-asian="italic" style:font-style-complex="italic"/>
    </style:style>
    <style:style style:name="T122" style:family="text">
      <style:text-properties officeooo:rsid="00325e64"/>
    </style:style>
    <style:style style:name="T123" style:family="text">
      <style:text-properties officeooo:rsid="0035ee3a"/>
    </style:style>
    <style:style style:name="T124" style:family="text">
      <style:text-properties officeooo:rsid="00376bbb"/>
    </style:style>
    <style:style style:name="T125" style:family="text">
      <style:text-properties officeooo:rsid="0037d070"/>
    </style:style>
    <style:style style:name="T126" style:family="text">
      <style:text-properties fo:font-weight="normal" officeooo:rsid="0037d070" style:font-weight-asian="normal" style:font-weight-complex="normal"/>
    </style:style>
    <style:style style:name="T127" style:family="text">
      <style:text-properties fo:font-weight="normal" officeooo:rsid="003984ea" style:font-weight-asian="normal" style:font-weight-complex="normal"/>
    </style:style>
    <style:style style:name="T128" style:family="text">
      <style:text-properties fo:font-weight="normal" officeooo:rsid="003a6e54" style:font-weight-asian="normal" style:font-weight-complex="normal"/>
    </style:style>
    <style:style style:name="T129" style:family="text">
      <style:text-properties officeooo:rsid="003984ea"/>
    </style:style>
    <style:style style:name="T130" style:family="text">
      <style:text-properties officeooo:rsid="0041c383"/>
    </style:style>
    <style:style style:name="T131" style:family="text">
      <style:text-properties officeooo:rsid="00423dae"/>
    </style:style>
    <style:style style:name="T132" style:family="text">
      <style:text-properties officeooo:rsid="004368d0"/>
    </style:style>
    <style:style style:name="T133" style:family="text">
      <style:text-properties officeooo:rsid="0043e084"/>
    </style:style>
    <style:style style:name="T134" style:family="text">
      <style:text-properties officeooo:rsid="004505e2"/>
    </style:style>
    <style:style style:name="T135" style:family="text">
      <style:text-properties officeooo:rsid="00456539"/>
    </style:style>
    <style:style style:name="T136" style:family="text">
      <style:text-properties officeooo:rsid="0046d8e0"/>
    </style:style>
    <style:style style:name="T137" style:family="text">
      <style:text-properties officeooo:rsid="00472cd7"/>
    </style:style>
    <style:style style:name="T138" style:family="text">
      <style:text-properties officeooo:rsid="0047d557"/>
    </style:style>
    <style:style style:name="T139" style:family="text">
      <style:text-properties officeooo:rsid="0048f6a3"/>
    </style:style>
    <style:style style:name="T140" style:family="text">
      <style:text-properties officeooo:rsid="004a3e71"/>
    </style:style>
    <style:style style:name="T141" style:family="text">
      <style:text-properties officeooo:rsid="004b827d"/>
    </style:style>
    <style:style style:name="T142" style:family="text">
      <style:text-properties officeooo:rsid="004e844a"/>
    </style:style>
    <style:style style:name="T143" style:family="text">
      <style:text-properties officeooo:rsid="004fa1f8"/>
    </style:style>
    <style:style style:name="T144" style:family="text">
      <style:text-properties officeooo:rsid="00516c6e"/>
    </style:style>
    <style:style style:name="T145" style:family="text">
      <style:text-properties officeooo:rsid="0052575b"/>
    </style:style>
    <style:style style:name="T146" style:family="text">
      <style:text-properties officeooo:rsid="00551070"/>
    </style:style>
    <style:style style:name="T147" style:family="text">
      <style:text-properties officeooo:rsid="0056b3e3"/>
    </style:style>
    <style:style style:name="T148" style:family="text">
      <style:text-properties officeooo:rsid="00587067"/>
    </style:style>
    <style:style style:name="T149" style:family="text">
      <style:text-properties officeooo:rsid="005cbdc3"/>
    </style:style>
    <style:style style:name="T150" style:family="text">
      <style:text-properties officeooo:rsid="0015d68d"/>
    </style:style>
    <style:style style:name="T151" style:family="text">
      <style:text-properties officeooo:rsid="005f8d2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785_3406917643"/>ІНСТРУКЦІЯ <text:span text:style-name="T98">ДО</text:span> ПРОГРАМНОГО ЗАБЕЗПЕЧЕННЯ ProMaSy<text:bookmark-end text:name="__RefHeading___Toc785_3406917643"/></text:p>
      <text:p text:style-name="P86">версі<text:span text:style-name="T151">ї</text:span> 0.8</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Contents_20_Heading">Зміст</text:p>
          </text:index-title>
          <text:p text:style-name="P104"><text:a xlink:type="simple" xlink:href="#__RefHeading___Toc787_3406917643" text:style-name="Index_20_Link" text:visited-style-name="Index_20_Link">Про програму<text:tab/>2</text:a></text:p>
          <text:p text:style-name="P104"><text:a xlink:type="simple" xlink:href="#__RefHeading___Toc789_3406917643" text:style-name="Index_20_Link" text:visited-style-name="Index_20_Link">Системні вимоги<text:tab/>2</text:a></text:p>
          <text:p text:style-name="P125"><text:a xlink:type="simple" xlink:href="#__RefHeading___Toc791_3406917643" text:style-name="Index_20_Link" text:visited-style-name="Index_20_Link">Системні вимоги до сервера з базою даних<text:tab/>2</text:a></text:p>
          <text:p text:style-name="P125"><text:a xlink:type="simple" xlink:href="#__RefHeading___Toc793_3406917643" text:style-name="Index_20_Link" text:visited-style-name="Index_20_Link">Системні вимоги до користувацького ПК<text:tab/>2</text:a></text:p>
          <text:p text:style-name="P104"><text:a xlink:type="simple" xlink:href="#__RefHeading___Toc795_3406917643" text:style-name="Index_20_Link" text:visited-style-name="Index_20_Link">Налаштування<text:tab/>3</text:a></text:p>
          <text:p text:style-name="P125"><text:a xlink:type="simple" xlink:href="#__RefHeading___Toc797_3406917643" text:style-name="Index_20_Link" text:visited-style-name="Index_20_Link">Налаштування сервера<text:tab/>3</text:a></text:p>
          <text:p text:style-name="P125"><text:a xlink:type="simple" xlink:href="#__RefHeading___Toc799_3406917643" text:style-name="Index_20_Link" text:visited-style-name="Index_20_Link">Налаштування при першому запуску програми для адміністратора<text:tab/>3</text:a></text:p>
          <text:p text:style-name="P125"><text:a xlink:type="simple" xlink:href="#__RefHeading___Toc801_3406917643" text:style-name="Index_20_Link" text:visited-style-name="Index_20_Link">Налаштування при першому запуску програми для користувача<text:tab/>4</text:a></text:p>
          <text:p text:style-name="P104"><text:a xlink:type="simple" xlink:href="#__RefHeading___Toc803_3406917643" text:style-name="Index_20_Link" text:visited-style-name="Index_20_Link">Оновлення<text:tab/>5</text:a></text:p>
          <text:p text:style-name="P104"><text:a xlink:type="simple" xlink:href="#__RefHeading___Toc838_3406917643" text:style-name="Index_20_Link" text:visited-style-name="Index_20_Link">Опис структури програми<text:tab/>5</text:a></text:p>
          <text:p text:style-name="P125"><text:a xlink:type="simple" xlink:href="#__RefHeading___Toc840_3406917643" text:style-name="Index_20_Link" text:visited-style-name="Index_20_Link">Основне вікно програми<text:tab/>5</text:a></text:p>
          <text:p text:style-name="P125"><text:a xlink:type="simple" xlink:href="#__RefHeading___Toc842_3406917643" text:style-name="Index_20_Link" text:visited-style-name="Index_20_Link">Меню<text:tab/>5</text:a></text:p>
          <text:p text:style-name="P125"><text:a xlink:type="simple" xlink:href="#__RefHeading___Toc844_3406917643" text:style-name="Index_20_Link" text:visited-style-name="Index_20_Link">Панель кнопок швидкого доступу<text:tab/>6</text:a></text:p>
          <text:p text:style-name="P125"><text:a xlink:type="simple" xlink:href="#__RefHeading___Toc846_3406917643" text:style-name="Index_20_Link" text:visited-style-name="Index_20_Link">Основна панель<text:tab/>6</text:a></text:p>
          <text:p text:style-name="P125"><text:a xlink:type="simple" xlink:href="#__RefHeading___Toc848_3406917643" text:style-name="Index_20_Link" text:visited-style-name="Index_20_Link">Нижня панель<text:tab/>8</text:a></text:p>
          <text:p text:style-name="P125"><text:a xlink:type="simple" xlink:href="#__RefHeading___Toc1505_515692897" text:style-name="Index_20_Link" text:visited-style-name="Index_20_Link">Бічна панель створення нового/редагування обраного замовлення<text:tab/>8</text:a></text:p>
          <text:p text:style-name="P125"><text:a xlink:type="simple" xlink:href="#__RefHeading___Toc1507_515692897" text:style-name="Index_20_Link" text:visited-style-name="Index_20_Link">Вікно “Пошук CPV коду”<text:tab/>9</text:a></text:p>
          <text:p text:style-name="P104"><text:a xlink:type="simple" xlink:href="#__RefHeading___Toc850_3406917643" text:style-name="Index_20_Link" text:visited-style-name="Index_20_Link">Створення замовлення<text:tab/>10</text:a></text:p>
          <text:p text:style-name="P104"><text:a xlink:type="simple" xlink:href="#__RefHeading___Toc1509_515692897" text:style-name="Index_20_Link" text:visited-style-name="Index_20_Link">Додавання, редагування або видалення пункту з випадаючого списку<text:tab/>10</text:a></text:p>
          <text:p text:style-name="P104"><text:a xlink:type="simple" xlink:href="#__RefHeading___Toc1511_515692897" text:style-name="Index_20_Link" text:visited-style-name="Index_20_Link">Пошук CPV коду<text:tab/>11</text:a></text:p>
          <text:p text:style-name="P104"><text:a xlink:type="simple" xlink:href="#__RefHeading___Toc1600_3922876930" text:style-name="Index_20_Link" text:visited-style-name="Index_20_Link">Параметри запуску з командного рядку<text:tab/>11</text:a></text:p>
        </text:index-body>
      </text:table-of-content>
      <text:p text:style-name="Text_20_body"/>
      <text:p text:style-name="P59"><text:span text:style-name="T57">УВАГА! </text:span>Програмне забезпечення Procurement Management System або Система керування закупівлями (далі ProMaSy) розповсюджуються за ліцензією ... </text:p>
      <text:p text:style-name="P1">ProMaSy надається у існуючому вигляді без будь-яких гарантій <text:span text:style-name="T2">та</text:span> відповідальності розробника за можливі збитки спричинені його використанням.</text:p>
      <text:p text:style-name="P1"/>
      <text:p text:style-name="P1">В даний момент ProMaSy знаходиться у фазі активної розробки та, незважаючи на ретельне тестування, може містити <text:span text:style-name="T2">значну кількіс</text:span><text:span text:style-name="T32">ть</text:span><text:span text:style-name="T2"> помилок. Якщо Ви хочете повідомити про виявлені помилки, то можете зв’язатися з розробником за адресою </text:span><text:a xlink:type="simple" xlink:href="mailto:lab.andrey@gmail.com" text:style-name="Internet_20_link" text:visited-style-name="Visited_20_Internet_20_Link">lab.andrey@gmail.com</text:a><text:span text:style-name="T4">.</text:span></text:p>
      <text:h text:style-name="Heading_20_2" text:outline-level="2"><text:bookmark-start text:name="__RefHeading___Toc787_3406917643"/>Про <text:span text:style-name="T43">п</text:span>рограму<text:bookmark-end text:name="__RefHeading___Toc787_3406917643"/></text:h>
      <text:p text:style-name="P57"><text:span text:style-name="T32">Основне завдання </text:span><text:span text:style-name="T33">ProMaSy —</text:span><text:span text:style-name="T32"> спрощення процесу створення та відслідковування </text:span><text:span text:style-name="T34">стану </text:span><text:span text:style-name="T32">замовлень, які створю</text:span><text:span text:style-name="T39">є</text:span><text:span text:style-name="T32"> організація для закупівель матеріалів, обладнання та послуг. </text:span><text:span text:style-name="T41">Всередині </text:span><text:span text:style-name="T33">ProMaSy </text:span><text:span text:style-name="T41">можливо</text:span><text:span text:style-name="T33"> створювати </text:span><text:span text:style-name="T41">фінансові </text:span><text:span text:style-name="T33">рахунки та визначати їх як джерела фінансування створених замовлень, вести облік залишку коштів на цих рахунках та формувати звіти за використаними коштами. Модуль, що відповідає за створення замовлень, спрощує процедуру формування замовлення, допомагає у виборі джерел фінансування, коду Єдиного закупівельного словника </text:span>(набуття чинності: з 01.01.2016р. Наказ МЕРіТУ № 1474 від 19.11.2015р<text:span text:style-name="T58">), відповідних виробників та постачальників цього замовлення. Створене замовлення можливо роздрукувати у вигляді визначеної форми.</text:span><text:span text:style-name="T33"> </text:span></text:p>
      <text:p text:style-name="P6">Всі дані програми зберігаються на сервері та, <text:span text:style-name="T90">у</text:span> разі вимкнення сервера, будуть недоступні користува<text:span text:style-name="T98">цькому персональному комп’ютері (далі ПК)</text:span>.</text:p>
      <text:h text:style-name="Heading_20_2" text:outline-level="2"><text:bookmark-start text:name="__RefHeading___Toc789_3406917643"/><text:span text:style-name="T1">С</text:span>истемні вимоги<text:bookmark-end text:name="__RefHeading___Toc789_3406917643"/></text:h>
      <text:h text:style-name="Heading_20_3" text:outline-level="3"><text:bookmark-start text:name="__RefHeading___Toc791_3406917643"/><text:span text:style-name="T1">С</text:span>истемні вимоги <text:span text:style-name="T122">до сервера з базою даних</text:span><text:bookmark-end text:name="__RefHeading___Toc791_3406917643"/></text:h>
      <text:p text:style-name="P7">Мінімальні вимоги до сервера відповідають мінімальним вимогам <text:span text:style-name="T61">системи керуванням </text:span>баз даних PostgreSQL (<text:a xlink:type="simple" xlink:href="https://www.postgresql.org/docs/current/static/install-requirements.html" text:style-name="Internet_20_link" text:visited-style-name="Visited_20_Internet_20_Link">https://www.postgresql.org/docs/current/static/install-requirements.html</text:a>).</text:p>
      <text:p text:style-name="P7"/>
      <text:p text:style-name="P7">Для роботи програми необхідно мати на сервері встановлен<text:span text:style-name="T61">е програмне забезпечення</text:span> PostgreSQL не нижче версії 9.6.</text:p>
      <text:p text:style-name="P4"><text:span text:style-name="T1">Останню версію завжди можливо завантажити з офіційного сайту (</text:span><text:a xlink:type="simple" xlink:href="https://www.postgresql.org/download/" text:style-name="Internet_20_link" text:visited-style-name="Visited_20_Internet_20_Link"><text:span text:style-name="T1">https://www.postgresql.org/download/</text:span></text:a><text:span text:style-name="T1">).</text:span></text:p>
      <text:p text:style-name="P4"/>
      <text:h text:style-name="P126" text:outline-level="3"><text:bookmark-start text:name="__RefHeading___Toc793_3406917643"/><text:span text:style-name="T33">С</text:span><text:span text:style-name="T31">истемні вимоги </text:span><text:span text:style-name="T45">до</text:span><text:span text:style-name="T35"> </text:span><text:span text:style-name="T44">користувацького ПК</text:span><text:bookmark-end text:name="__RefHeading___Toc793_3406917643"/></text:h>
      <text:p text:style-name="P4">Для роботи програми необхідна встановлена віртуальна машина <text:span text:style-name="T5">Java</text:span> не нижче версії 8.</text:p>
      <text:p text:style-name="P3">Останню версію завжди можливо завантажити з офіційного сайту (<text:a xlink:type="simple" xlink:href="https://www.java.com/en/download/manual.jsp" text:style-name="Internet_20_link" text:visited-style-name="Visited_20_Internet_20_Link">https://www.java.com/en/download/manual.jsp</text:a>).</text:p>
      <text:p text:style-name="P7">УВАГА! Для встановлення <text:span text:style-name="T5">Java </text:span>Вам необхідно мати адміністраторські привілеї на ПК.</text:p>
      <text:p text:style-name="P6"/>
      <text:p text:style-name="P6">Для встановлення та використання <text:span text:style-name="T1">ProMaSy </text:span>адміністраторські привілеї не потрібні.</text:p>
      <text:p text:style-name="P2"/>
      <text:p text:style-name="P51"><text:span text:style-name="T31">Мінімальні вимоги аналогічні до вимог </text:span><text:span text:style-name="T3">Java 8 (</text:span><text:a xlink:type="simple" xlink:href="https://www.java.com/en/download/help/sysreq.xml" text:style-name="Internet_20_link" text:visited-style-name="Visited_20_Internet_20_Link">https://www.java.com/en/download/help/sysreq.xml</text:a><text:span text:style-name="T97">)</text:span></text:p>
      <text:p text:style-name="P58"/>
      <text:p text:style-name="P2">Рекомендовані вимоги:</text:p>
      <text:p text:style-name="P56">Операц<text:span text:style-name="T31">ійна система: </text:span><text:span text:style-name="T3">Windows 7, 8, 10</text:span></text:p>
      <text:p text:style-name="P2">Архітектура системи: 32- або 64-біт</text:p>
      <text:p text:style-name="P3">Процесор: архітектури х86 з частотою від 1ГГц</text:p>
      <text:p text:style-name="P3">Оперативна пам’ять: від 1 Гб </text:p>
      <text:p text:style-name="P3">Вільне місце на диску: від 300 Мб</text:p>
      <text:h text:style-name="P129" text:outline-level="2"><text:bookmark-start text:name="__RefHeading___Toc795_3406917643"/><text:soft-page-break/>Налаштування<text:bookmark-end text:name="__RefHeading___Toc795_3406917643"/></text:h>
      <text:h text:style-name="P126" text:outline-level="3"><text:bookmark-start text:name="__RefHeading___Toc797_3406917643"/>Налаштування сервера<text:bookmark-end text:name="__RefHeading___Toc797_3406917643"/></text:h>
      <text:p text:style-name="P8">1. Встанов<text:span text:style-name="T85">іть</text:span> обрану версію системи керуванням <text:span text:style-name="T60">баз даних PostgreSQL </text:span>(на версіях нижче 9.6 робота програми не гарантується). <text:span text:style-name="T91">В</text:span> процесі встановлення вам буде запропоновано ввести <text:span text:style-name="T62">логін та</text:span> пароль адміністратора та порт доступу до бази даних. Збережіть їх у надійному місці!</text:p>
      <text:p text:style-name="P9">2. Перевір<text:span text:style-name="T85">те</text:span> доступність вибраного порту <text:span text:style-name="T81">з локальної</text:span> мережі організації, де буде використовуватися <text:span text:style-name="T1">ProMaSy.</text:span></text:p>
      <text:p text:style-name="P14">3. <text:span text:style-name="T78">Відкрйте командний рядок (наприклад </text:span><text:span text:style-name="T6">Win+R → cmd → OK) </text:span><text:span text:style-name="T78">та перейдіть до теки з PostgreSQL</text:span><text:span text:style-name="T3">\bin\</text:span><text:span text:style-name="T78"> </text:span>(наприклад “<text:span text:style-name="T22">cd c:\Program Files\PostgreSQL\9.6\bin\</text:span><text:span text:style-name="T3">”).</text:span></text:p>
      <text:p text:style-name="P15"><text:span text:style-name="T3">4. </text:span>Створ<text:span text:style-name="T85">іть</text:span> <text:span text:style-name="T88">структуру таблиць для роботи</text:span> з <text:span text:style-name="T1">ProMaSy з використанням наданого файлу “</text:span><text:span text:style-name="T119">db_clean.sql</text:span><text:span text:style-name="T1">”:</text:span></text:p>
      <text:p text:style-name="P121"><text:span text:style-name="T36">- вве</text:span><text:span text:style-name="T39">діть</text:span><text:span text:style-name="T36"> команду “</text:span><text:span text:style-name="T25">psql </text:span><text:span text:style-name="T83">-h</text:span><text:span text:style-name="T25"> </text:span><text:span text:style-name="T26">адреса_сервера -p </text:span><text:span text:style-name="T76">п</text:span><text:span text:style-name="T53">орт </text:span><text:span text:style-name="T25">-d н</text:span><text:span text:style-name="T54">азва_бази_даних</text:span><text:span text:style-name="T25"> -U л</text:span><text:span text:style-name="T54">огін_адміністратора </text:span><text:span text:style-name="T55">-</text:span><text:span text:style-name="T27">f </text:span><text:span text:style-name="T77">шлях_до_файлу</text:span><text:span text:style-name="T36">” . </text:span><text:span text:style-name="T50">Н</text:span><text:span text:style-name="T37">априклад:</text:span></text:p>
      <text:p text:style-name="P119"><text:span text:style-name="T37">“</text:span><text:span text:style-name="T53">psql -h 127.0.0.1 -p 5432 -d postgres -U postgres </text:span><text:span text:style-name="T77">-</text:span><text:span text:style-name="T27">f D:\</text:span><text:span text:style-name="T56">db_clean.sql</text:span><text:span text:style-name="T37">”)</text:span><text:span text:style-name="T36"> </text:span></text:p>
      <text:p text:style-name="P68">- вве<text:span text:style-name="T87">діть</text:span> пароль адміністраторського акаунту</text:p>
      <text:p text:style-name="P69">- <text:span text:style-name="T88">дочекайтеся появи напису</text:span><text:span text:style-name="T67"> «All done!» </text:span><text:span text:style-name="T149">(Орієнтовний час завершення — 2 хв)</text:span></text:p>
      <text:p text:style-name="P9"/>
      <text:h text:style-name="P127" text:outline-level="3"><text:bookmark-start text:name="__RefHeading___Toc799_3406917643"/><text:span text:style-name="T92">Налаштування </text:span>при першому запуску програми <text:span text:style-name="T92">для адміністратора</text:span><text:bookmark-end text:name="__RefHeading___Toc799_3406917643"/></text:h>
      <text:p text:style-name="P9"><text:span text:style-name="T84">УВАГА! </text:span><text:span text:style-name="T66">Для </text:span><text:span text:style-name="T85">успішного завершення цього етапу Вам знадобляться наступні дані:</text:span></text:p>
      <text:p text:style-name="P16">а) дані адміністратора:</text:p>
      <text:p text:style-name="P60">- ПІБ</text:p>
      <text:p text:style-name="P70">- електронна пошта</text:p>
      <text:p text:style-name="P70">- внутрішній телефон</text:p>
      <text:p text:style-name="P70">- логін і пароль</text:p>
      <text:p text:style-name="P70">- повна назва організації, відділу та підрозділу до якого належить адміністратор</text:p>
      <text:p text:style-name="P16">б) відомості про організацію:</text:p>
      <text:p text:style-name="P60">- повна назва організації</text:p>
      <text:p text:style-name="P71">- повна адреса</text:p>
      <text:p text:style-name="P70">- телефон</text:p>
      <text:p text:style-name="P70">- факс</text:p>
      <text:p text:style-name="P70">- електронна пошта</text:p>
      <text:p text:style-name="P70">- ЄДРПОУ</text:p>
      <text:p text:style-name="P17"><text:span text:style-name="T86">В</text:span>ведені дані можливо буде <text:span text:style-name="T86">пізніше </text:span>змінити<text:span text:style-name="T86"> </text:span>з адміністраторського акаунту.</text:p>
      <text:p text:style-name="P16"/>
      <text:p text:style-name="P9">Наведені налаштування можливо проводити на сервері або будь-якому ПК з доступом до локальної мережі організації.</text:p>
      <text:p text:style-name="P9"/>
      <text:p text:style-name="P9">1. Встанов<text:span text:style-name="T85">іть</text:span> віртуальну машину <text:span text:style-name="T5">Java</text:span><text:span text:style-name="T59"> не нижче версії 8.</text:span></text:p>
      <text:p text:style-name="P11">2. Розпаку<text:span text:style-name="T85">йте</text:span> архів з <text:span text:style-name="T1">ProMaSy </text:span>до будь-якої теки, яка не потребує адміністраторських привілеїв для доступу (наприклад “<text:a xlink:type="simple" xlink:href="file:///D:/" text:style-name="Internet_20_link" text:visited-style-name="Visited_20_Internet_20_Link"><text:span text:style-name="T117">D:\</text:span></text:a><text:span text:style-name="T3">” </text:span><text:span text:style-name="T63">або </text:span>“<text:span text:style-name="T117">C:\Users\</text:span><text:span text:style-name="T22">&lt;</text:span><text:span text:style-name="T117">ім’я користувача</text:span><text:span text:style-name="T22">&gt;</text:span><text:span text:style-name="T117">\</text:span>”).</text:p>
      <text:p text:style-name="P10">3. <text:span text:style-name="T78">Відкрийте командний рядок (наприклад </text:span><text:span text:style-name="T6">Win+R → cmd → OK) </text:span><text:span text:style-name="T78">та перейдіть до теки з ProMaSy (наприклад “</text:span><text:span text:style-name="T28">cd </text:span><text:a xlink:type="simple" xlink:href="file:///d:/promasy" text:style-name="Internet_20_link" text:visited-style-name="Visited_20_Internet_20_Link"><text:span text:style-name="T117">d:\promasy</text:span></text:a><text:span text:style-name="T6">”).</text:span></text:p>
      <text:p text:style-name="P24">4. Запуст<text:span text:style-name="T85">іть</text:span> команду “<text:span text:style-name="T22">java -jar </text:span><text:span text:style-name="T24">ProMaSy-</text:span><text:span text:style-name="T118">ххх</text:span><text:span text:style-name="T22">.jar </text:span><text:span text:style-name="T120">--</text:span><text:span text:style-name="T22">config </text:span><text:span text:style-name="T120">--</text:span><text:span text:style-name="T29">log</text:span><text:span text:style-name="T3">” </text:span><text:span text:style-name="T63">(де ххх — верс</text:span>ія <text:span text:style-name="T1">ProMaSy</text:span>). <text:span text:style-name="T79">Це призведе до запуску ProMaSy в режимі конфігурації настройок доступу до сервера із збереженням логу роботи програми.</text:span></text:p>
      <text:p text:style-name="P25">5. У вікні настройок <text:span text:style-name="T85">введіть</text:span> <text:span text:style-name="T3">IP </text:span>адресу сервера (за замовчуванням <text:span text:style-name="T12">localhost</text:span>), порт доступу до бази даних (за замовчуванням 5432), назву бази даних (за замовчуванням postgres). <text:span text:style-name="T89">Назву схеми змінювати не потрібно, підтримка схем з іншими назвами поки відсутня.</text:span></text:p>
      <text:p text:style-name="P21"><text:soft-page-break/>ВАЖЛИВО! Ні в якому випадку не змінюйте логін та пароль доступу до бази даних на адміністраторські, оскільки це <text:span text:style-name="T92">може становити</text:span> небезпеку для цілісності даних при подальшому використанні програми.</text:p>
      <text:p text:style-name="P52">6. <text:span text:style-name="T38">Після натиснення кнопки “ОК” </text:span><text:span text:style-name="T33">ProMaSy</text:span><text:span text:style-name="T31"> запропонує створити акаунт адміністратора.</text:span></text:p>
      <text:p text:style-name="P110">7. <text:span text:style-name="T150">Для створення акаунту адміністратора натисніть “Так” у діалоговому вікні та в</text:span> наступному вікні введіть необхідні персональні дані адміністратора.</text:p>
      <text:p text:style-name="P18">8. Для того щоб внести дані про організацію натисніть “+” та <text:span text:style-name="T149">в </text:span>наступному вікні натисніть “+” навпроти поля “Організація”.</text:p>
      <text:p text:style-name="P18">9. У вікні додавання даних про організацію введіть необхідні дані та натисніть “Створити”.</text:p>
      <text:p text:style-name="P53"><text:span text:style-name="T31">10. Для створення відділів. Виберіть з випадаючого списку в полі “Організація” необхідну організацію та в полі “Відділ” введіть назву відділу. Для створення нового відділу натисніть кнопку “+” навпроти поля “Відділ”. Після створення відділу до нього автоматично призначається новий підрозділ з назвою “</text:span><text:span text:style-name="T3">&lt;</text:span><text:span text:style-name="T31">підрозділ відсутній</text:span><text:span text:style-name="T3">&gt;”.</text:span></text:p>
      <text:p text:style-name="P18">11. Для створення підрозділів. Виберіть з випадаючого списку в полі “Відділ” необхідний відділ та в полі “Підрозділ” введіть назву підрозділу. Для створення нового підрозділу натисніть кнопку “+” навпроти поля “Підрозділ”.</text:p>
      <text:p text:style-name="P54"><text:span text:style-name="T31">12. Після створення структури організації (або хоча б організації, відділу та підрозділ</text:span><text:span text:style-name="T38">у</text:span><text:span text:style-name="T31"> де працює адміністратор) </text:span><text:span text:style-name="T42">закрийте </text:span><text:span text:style-name="T31">вікно створення структури організації. </text:span><text:span text:style-name="T38">У</text:span><text:span text:style-name="T31"> вікні створення адміністратора </text:span><text:span text:style-name="T38">необхідно</text:span><text:span text:style-name="T31"> вибрати </text:span><text:span text:style-name="T38">відповідність до цієї організації.</text:span></text:p>
      <text:p text:style-name="P19">13. Завершити створення акаунту адміністратора необхідно натисненням кнопки “Створити користвувача”.</text:p>
      <text:p text:style-name="P55"><text:span text:style-name="T31">14. Після створення акаунту адміністратора Вам буде запропоновано </text:span><text:span text:style-name="T42">повторно </text:span><text:span text:style-name="T31">завантажити </text:span><text:span text:style-name="T33">ProMaSy </text:span><text:span text:style-name="T31">та увійти до програми </text:span><text:span text:style-name="T42">і</text:span><text:span text:style-name="T31">з зареєстрованими логіном та паролем.</text:span></text:p>
      <text:p text:style-name="P20">1<text:span text:style-name="T89">5</text:span>. <text:span text:style-name="T86">П</text:span>рограму можливо використовувати запускаючи файл <text:span text:style-name="T24">ProMaSy-</text:span><text:span text:style-name="T118">ххх</text:span><text:span text:style-name="T24">.jar</text:span><text:span text:style-name="T8"> </text:span><text:span text:style-name="T64">(де ххх — верс</text:span><text:span text:style-name="T78">ія ProMaSy) </text:span>в теці з програмою. Якщо при наступному запуску <text:span text:style-name="T78">ProMaSy </text:span>не зможе з’єднатися з сервером, буде запропоновано повторно ввести параметри з’єднання.</text:p>
      <text:p text:style-name="P22">ВАЖЛИВО! Ні в якому випадку не змінюйте логін та пароль доступу до бази даних на адміністраторські, оскільки це <text:span text:style-name="T92">може становити</text:span> небезпеку для цілісності даних при подальшому використанні програми.</text:p>
      <text:p text:style-name="P23">ВАЖЛИВО! <text:span text:style-name="T95">Ви можете додати згенерований файл settings.ser з налаштуваннями доступу до сервера до архіву з ProMaSy для спрощення процесу налаштування ProMaSy користувачами.</text:span></text:p>
      <text:p text:style-name="P5"/>
      <text:h text:style-name="P127" text:outline-level="3"><text:bookmark-start text:name="__RefHeading___Toc801_3406917643"/><text:span text:style-name="T92">Налаштування </text:span>при першому запуску програми <text:span text:style-name="T98">для користувача</text:span><text:bookmark-end text:name="__RefHeading___Toc801_3406917643"/></text:h>
      <text:p text:style-name="P26">УВАГА! Перед початком налаштування перевірте наявність в архіві <text:span text:style-name="T1">ProMaSy </text:span>файла <text:span text:style-name="T93">settings.ser або чи маєте Ви надані адміністратором </text:span><text:span text:style-name="T13">IP </text:span><text:span text:style-name="T93">адресу та порт доступу до бази даних сервера.</text:span></text:p>
      <text:p text:style-name="P26"/>
      <text:p text:style-name="P13"><text:span text:style-name="T84">УВАГА! Якщо Ви ще не маєте власного логіна і пароля доступу, д</text:span><text:span text:style-name="T66">ля </text:span><text:span text:style-name="T85">успішного завершення цього етапу Вам знадобляться наступні дані:</text:span></text:p>
      <text:p text:style-name="P61">- ПІБ</text:p>
      <text:p text:style-name="P72">- електронна пошта</text:p>
      <text:p text:style-name="P72">- внутрішній телефон</text:p>
      <text:p text:style-name="P72">- логін і пароль</text:p>
      <text:p text:style-name="P72">- повна назва організації, відділу та підрозділу до якого <text:span text:style-name="T94">Ви</text:span> належит<text:span text:style-name="T94">е</text:span></text:p>
      <text:p text:style-name="P12"/>
      <text:p text:style-name="P12">1. Встанов<text:span text:style-name="T85">іть</text:span> віртуальну машину <text:span text:style-name="T5">Java</text:span><text:span text:style-name="T59"> не нижче версії 8 (якщо не маєте адміністраторських привілеїв на ПК зверніться до локального адміністратора).</text:span></text:p>
      <text:p text:style-name="P12">2. Розпаку<text:span text:style-name="T85">йте</text:span> архів з <text:span text:style-name="T1">ProMaSy </text:span>до будь-якої теки, яка не потребує адміністраторських привілеїв для доступу (наприклад “<text:a xlink:type="simple" xlink:href="file:///D:/" text:style-name="Internet_20_link" text:visited-style-name="Visited_20_Internet_20_Link"><text:span text:style-name="T117">D:\</text:span></text:a><text:span text:style-name="T3">” </text:span><text:span text:style-name="T63">або </text:span>“<text:span text:style-name="T117">C:\Users\</text:span><text:span text:style-name="T22">&lt;</text:span><text:span text:style-name="T117">ім’я користувача</text:span><text:span text:style-name="T22">&gt;</text:span><text:span text:style-name="T117">\</text:span>”).</text:p>
      <text:p text:style-name="P30">4. Запустіть в створеній теці файл <text:span text:style-name="T24">ProMaSy-</text:span><text:span text:style-name="T118">ххх</text:span><text:span text:style-name="T24">.jar</text:span><text:span text:style-name="T7"> </text:span><text:span text:style-name="T68">(де ххх — верс</text:span><text:span text:style-name="T79">ія ProMaSy).</text:span></text:p>
      <text:p text:style-name="P28"><text:soft-page-break/><text:span text:style-name="T94">5</text:span>. Якщо з’явиться помилка про відсутність доступу до бази даних змініть у вікні, що з’явилось, <text:span text:style-name="T3">IP </text:span>адресу та/або порт доступу до бази даних, які були надані адміністратором. Для збереження налаштувань та повторного з’єднання натисніть “ОК”.</text:p>
      <text:p text:style-name="P29"><text:span text:style-name="T94">6</text:span>. У вікні вводу даних входу Ви <text:span text:style-name="T94">введіть</text:span> отриманий логін і пароль <text:span text:style-name="T94">та натисніть “Вхід”</text:span>. Після цього з’явиться головне вікно програми. В такому випадку налаштування є завершеним. Якщо Ви не маєте власних логіна та пароля входу <text:span text:style-name="T94">натисніть на кнопку зі знаком “+” - “Створити нового користувача”.</text:span></text:p>
      <text:p text:style-name="P30">7. Введіть необхідні персональні дані та вигадані логін і пароль користувача, виберіть з випадаючого списку належність до організації та її підрозділів. Для створення облікового запису натисніть кнопку “Створити користувача”. При вдалому створенні облікового запису Ви побачите інформаційне вікно <text:span text:style-name="T130">з</text:span><text:span text:style-name="T72"> </text:span><text:span text:style-name="T130">підтверженням</text:span>.</text:p>
      <text:p text:style-name="P30">8. Для входу до системи повторно запустіть <text:span text:style-name="T24">ProMaSy-</text:span><text:span text:style-name="T118">ххх</text:span><text:span text:style-name="T24">.jar</text:span><text:span text:style-name="T7"> </text:span><text:span text:style-name="T68">(де ххх — верс</text:span><text:span text:style-name="T79">ія ProMaSy),</text:span> введіть Ваші логін та пароль та натисніть “Вхід”.</text:p>
      <text:p text:style-name="P30"/>
      <text:h text:style-name="Heading_20_2" text:outline-level="2"><text:bookmark-start text:name="__RefHeading___Toc803_3406917643"/>Оновлення<text:bookmark-end text:name="__RefHeading___Toc803_3406917643"/></text:h>
      <text:p text:style-name="P27">УВАГА! Перед початком налаштування перевірте наявність в архіві <text:span text:style-name="T95">з оновленням ProMaSy </text:span>файла <text:span text:style-name="T93">settings.ser або чи маєте Ви, надані адміністратором, </text:span><text:span text:style-name="T13">IP </text:span><text:span text:style-name="T93">адресу та порт доступу до бази даних сервера.</text:span></text:p>
      <text:p text:style-name="P31"/>
      <text:p text:style-name="P31">Оновлення встановлюються у ручному режимі та не потребують адміністраторських привілеїв на ПК.</text:p>
      <text:p text:style-name="P32">1. <text:span text:style-name="T96">П</text:span>овністю <text:span text:style-name="T96">в</text:span>идаліть теку зі старою версією ProMaSy.</text:p>
      <text:p text:style-name="P31">2. <text:span text:style-name="T62">Розпакуйте архів з </text:span>оновленням <text:span text:style-name="T62">ProMaSy до будь-якої теки, яка не потребує адміністраторських привілеїв для доступу (наприклад “</text:span><text:a xlink:type="simple" xlink:href="file:///D:/" text:style-name="Internet_20_link" text:visited-style-name="Visited_20_Internet_20_Link"><text:span text:style-name="T121">D:\</text:span></text:a><text:span text:style-name="T14">” </text:span><text:span text:style-name="T69">або </text:span><text:span text:style-name="T62">“</text:span><text:span text:style-name="T121">C:\Users\</text:span><text:span text:style-name="T30">&lt;</text:span><text:span text:style-name="T121">ім’я користувача</text:span><text:span text:style-name="T30">&gt;</text:span><text:span text:style-name="T121">\</text:span><text:span text:style-name="T62">”).</text:span></text:p>
      <text:p text:style-name="P34">3. <text:span text:style-name="T94">Для входу до системи запустіть </text:span><text:span text:style-name="T24">ProMaSy-</text:span><text:span text:style-name="T118">ххх</text:span><text:span text:style-name="T24">.jar</text:span><text:span text:style-name="T29"> </text:span><text:span text:style-name="T68">(де ххх — верс</text:span><text:span text:style-name="T79">ія ProMaSy), введіть Ваші логін та пароль та натисніть “Вхід”.</text:span></text:p>
      <text:p text:style-name="P34"/>
      <text:h text:style-name="P130" text:outline-level="2"><text:bookmark-start text:name="__RefHeading___Toc838_3406917643"/>Опис структури програми<text:bookmark-end text:name="__RefHeading___Toc838_3406917643"/></text:h>
      <text:h text:style-name="Heading_20_3" text:outline-level="3"><text:bookmark-start text:name="__RefHeading___Toc840_3406917643"/>Основне вікно програми<text:bookmark-end text:name="__RefHeading___Toc840_3406917643"/></text:h>
      <text:p text:style-name="P33">ProMaSy <text:span text:style-name="T98">була оптимізована для роботи у режимі єдиного вікна. Відповідно, більшість операцій проходить у основному вікні програми.</text:span></text:p>
      <text:p text:style-name="P35">Основне вікно програми складається з декількох регіонів:</text:p>
      <text:p text:style-name="P62">- меню, яке містить підменю “Файл”, “Редагувати”, “Допомога” тощо</text:p>
      <text:p text:style-name="P73">- панелі кнопок, що дозволяє швидко скористатися функціями “Друк”, “Експорт”, “Оновлення таблиць”, “Пошук за <text:span text:style-name="T3">CPV </text:span>кодом”, “Калькулятор” тощо</text:p>
      <text:p text:style-name="P73">-основної панелі, що містить таблицю з замовленнями</text:p>
      <text:p text:style-name="P73">-нижньої панелі, яка містить інформацію про користувача та короткий лог роботи програми</text:p>
      <text:p text:style-name="P35"/>
      <text:h text:style-name="Heading_20_3" text:outline-level="3"><text:bookmark-start text:name="__RefHeading___Toc842_3406917643"/>Меню<text:bookmark-end text:name="__RefHeading___Toc842_3406917643"/></text:h>
      <text:p text:style-name="P36"><text:span text:style-name="T104">“Файл”</text:span> <text:span text:style-name="T99">містить наступні опції:</text:span></text:p>
      <text:p text:style-name="P63">- <text:span text:style-name="T104">Друк</text:span> — друк обраних або всіх позицій зі списку замовлень</text:p>
      <text:p text:style-name="P74">- <text:span text:style-name="T104">Експорт до </text:span><text:span text:style-name="T18">xls </text:span><text:span text:style-name="T104">файлу</text:span> — експорт обраних або всіх позицій зі списку замовлень до файлу електронних таблиць</text:p>
      <text:p text:style-name="P74">- <text:span text:style-name="T104">Вихід</text:span> — вихід з програми</text:p>
      <text:p text:style-name="P74"/>
      <text:p text:style-name="P81"><text:soft-page-break/><text:span text:style-name="T104">“Редагувати”</text:span> містить наступні опції:</text:p>
      <text:p text:style-name="P74">- <text:span text:style-name="T104">Додати/змінити розмірності</text:span> — створення, редагування та видалення розмірностей, які необхідні для описання кількісних параметрів замовлення</text:p>
      <text:p text:style-name="P74">- <text:span text:style-name="T104">Додати/змінити виробників</text:span> — створення, редагування та видалення виробників товарів або послуг, які є предметом замовлення</text:p>
      <text:p text:style-name="P75">- <text:span text:style-name="T104">Додати/змінити постачальників</text:span> — створення, редагування та видалення постачальників товарів або послуг, які є предметом замовлення</text:p>
      <text:p text:style-name="P113">- <text:span text:style-name="T104">Редагувати власний профіль</text:span> <text:span text:style-name="T99">—</text:span> редагування параметрів власного профілю, які були введені при його реєстрації</text:p>
      <text:p text:style-name="P114">- <text:span text:style-name="T104">Редагувати організації/відділи</text:span> — редагування та додавання організацій, їх відділів та відомостей про них</text:p>
      <text:p text:style-name="P114">- <text:span text:style-name="T104">Редагувати користувачів</text:span> — редагування та активація/деактивація користувацьких облікових записів</text:p>
      <text:p text:style-name="P114"/>
      <text:p text:style-name="P123"><text:span text:style-name="T104">“Налаштування”</text:span> <text:span text:style-name="T99">містить наступні опції:</text:span></text:p>
      <text:p text:style-name="P120">- <text:span text:style-name="T104">Параметри з’єднання з БД</text:span> — зміна параметрів доступу до бази даних</text:p>
      <text:p text:style-name="P115">- <text:span text:style-name="T104">Встановити мінімальну версію доступу </text:span>—<text:span text:style-name="T147"> встановлення мінімальної версії доступу до БД програми відповідно до версії поточної програми (Призводить до появи інформаційного вікна у користувачів більш низьких версій, про неможливість використання старої версії програми та необхідність оновлення).</text:span></text:p>
      <text:p text:style-name="P115">- <text:span text:style-name="T104">Встановити кількість нових користувачів</text:span> —<text:span text:style-name="T147"> задає кількість реєстрацій для нових користувачів. Наприклад, якщо необхідно зареєструвати ще 10 нових користувачів — встановіть число 10. Якщо потрібно заборонити створення нових користувачів, встановіть число 0. В такому випадку, при спробі самостійної реєстрації користувач отримає відмову у створенні нового облікового запису. Адміністратор може створювати нові користувацькі облікові записи навіть якщо число реєстрацій нових користувачів встановлено на 0.</text:span></text:p>
      <text:p text:style-name="P115"/>
      <text:p text:style-name="P124"><text:span text:style-name="T104">“Звіти”</text:span> <text:span text:style-name="T99">містить наступні опції:</text:span></text:p>
      <text:p text:style-name="P122">- <text:span text:style-name="T104">Замовлення за </text:span><text:span text:style-name="T18">CPV </text:span><text:span text:style-name="T104">кодами </text:span>—<text:span text:style-name="T147"> виводить вікно звіту замовлень відсортованих за 4м знаком </text:span><text:span text:style-name="T20">CPV <text:s/></text:span><text:span text:style-name="T73">коду.</text:span></text:p>
      <text:p text:style-name="P37"/>
      <text:p text:style-name="P37">“<text:span text:style-name="T104">Допомога</text:span>” <text:span text:style-name="T99">містить наступні опції:</text:span></text:p>
      <text:p text:style-name="P64">- <text:span text:style-name="T104">Інформація про програму</text:span> — перегляд інформації, версії та часу збірки використовуваної програми</text:p>
      <text:p text:style-name="P37"/>
      <text:h text:style-name="Heading_20_3" text:outline-level="3"><text:bookmark-start text:name="__RefHeading___Toc844_3406917643"/>Панель кнопок швидкого доступу<text:bookmark-end text:name="__RefHeading___Toc844_3406917643"/></text:h>
      <text:p text:style-name="P64">- <text:span text:style-name="T104">Друк</text:span> — аналогічно до пункту меню “Друк”</text:p>
      <text:p text:style-name="P76">- <text:span text:style-name="T105">Експорт до </text:span><text:span text:style-name="T19">xls </text:span><text:span text:style-name="T105">файлу</text:span><text:span text:style-name="T99"> —</text:span> аналогічно до пункту меню “<text:span text:style-name="T99">Експорт до </text:span><text:span text:style-name="T15">xls </text:span><text:span text:style-name="T99">файлу</text:span>”</text:p>
      <text:p text:style-name="P76"><text:span text:style-name="T100">- </text:span><text:span text:style-name="T101">Оновити дані таблиць</text:span><text:span text:style-name="T100"> — оновлює дані з сервера щодо змін інформації про замовлення</text:span></text:p>
      <text:p text:style-name="P76"><text:span text:style-name="T100">- </text:span><text:span text:style-name="T17">CPV</text:span><text:span text:style-name="T16"> – </text:span><text:span text:style-name="T70">відображає</text:span><text:span text:style-name="T100"> діалог пошуку </text:span><text:span text:style-name="T16">CPV </text:span><text:span text:style-name="T100">кодів за кодом та описом українською </text:span><text:span text:style-name="T102">і</text:span><text:span text:style-name="T100"> англійською </text:span><text:span text:style-name="T102">мовами</text:span></text:p>
      <text:p text:style-name="P76"><text:span text:style-name="T100">- </text:span><text:span text:style-name="T101">Калькулятор</text:span><text:span text:style-name="T100"> — відображає простий калькулятор</text:span></text:p>
      <text:p text:style-name="P38"/>
      <text:h text:style-name="Heading_20_3" text:outline-level="3"><text:bookmark-start text:name="__RefHeading___Toc846_3406917643"/>Основна панель<text:bookmark-end text:name="__RefHeading___Toc846_3406917643"/></text:h>
      <text:p text:style-name="P85">Основна панель <text:span text:style-name="T110">складається</text:span> субпанел<text:span text:style-name="T110">ей</text:span>:</text:p>
      <text:p text:style-name="P65">- <text:span text:style-name="T114">Верхня субпанель містить:</text:span></text:p>
      <text:p text:style-name="P98">кнопки:</text:p>
      <text:p text:style-name="P88">- <text:span text:style-name="T104">Створити замовлення</text:span> —<text:span text:style-name="T111"> відкриває субпанель створення нового замовлення</text:span></text:p>
      <text:p text:style-name="P91"><text:soft-page-break/>- <text:span text:style-name="T104">Редагувати замовлення </text:span>—<text:span text:style-name="T111"> відкриває субпанель редагування обраного замовлення</text:span></text:p>
      <text:p text:style-name="P91">- <text:span text:style-name="T104">Створити копію замовлення</text:span> —<text:span text:style-name="T111"> відкриває субпанель з копією обраного замовлення. Обране замовлення залишається незмінним, створюється нове замовлення до якого копіюються параметри обраного замовлення, які можливо буде редагувати у відкритій субпанелі редагування замовлення</text:span></text:p>
      <text:p text:style-name="P92">- <text:span text:style-name="T104">Видалити замовлення</text:span> —<text:span text:style-name="T111"> видаляє обране замовлення</text:span></text:p>
      <text:p text:style-name="P92">- <text:span text:style-name="T104">Змінити статус замовлення </text:span>—<text:span text:style-name="T111"> відкриває вікно перегляду історії статусів замовлення та дозволяє встановити новий статус замовлення</text:span></text:p>
      <text:p text:style-name="P98">списки:</text:p>
      <text:p text:style-name="P89">- <text:span text:style-name="T104">Тема</text:span> —<text:span text:style-name="T112"> дозволяє обрати фінансову тему, з якої будуть використовуватися кошти для оплати замовлення. Вибір нової теми призводить до завантаження замовлень цієї теми. Вибір теми без назви (порожньої теми) призводить до завантаження всіх замовлень, що були зроблені у обраному підрозділі (нижня субпанель-список Підрозділ). Замовлення відображаються лише відповідно до обраної у сусідньому списку категорії. При виборі непорожньої теми на нижній субпанелі відображається інформація у щодо залишку коштів за обраною темою (поле “Залишок за темою”) та кількості використаних коштів (поле “Загальна вартість”)</text:span></text:p>
      <text:p text:style-name="P90">- <text:span text:style-name="T104">Категорія</text:span> —<text:span text:style-name="T112"> завантажує до таблиці замовлення відповідно до обраної категорії</text:span></text:p>
      <text:p text:style-name="P78">- <text:span text:style-name="T115">Нижня субпанель </text:span><text:span text:style-name="T116">містить</text:span><text:span text:style-name="T115">:</text:span></text:p>
      <text:p text:style-name="P96">списки:</text:p>
      <text:p text:style-name="P87">- <text:span text:style-name="T104">Відділ</text:span> —<text:span text:style-name="T113"> відображає відділ користувача, дозволяє сортувати замовлення за відділом</text:span></text:p>
      <text:p text:style-name="P95">- <text:span text:style-name="T104">Підрозділ</text:span> —<text:span text:style-name="T113"> відображає підрозділ користувача, дозволяє сортувати замовлення за підрозділом</text:span></text:p>
      <text:p text:style-name="P96">інформаційні поля:</text:p>
      <text:p text:style-name="P93">- <text:span text:style-name="T104">Залишок за темою </text:span>—<text:span text:style-name="T113"> відображає залишок коштів за обраною темою (список Тема) відповідно до категорії (список Категорія)</text:span></text:p>
      <text:p text:style-name="P94">- <text:span text:style-name="T104">Загальна вартість</text:span> —<text:span text:style-name="T113"> відображає загальну кількість використаних коштів за обраною темою (список Тема) відповідно до категорії (список Категорія)</text:span></text:p>
      <text:p text:style-name="P78">- <text:span text:style-name="T114">Центральна субпанель</text:span> <text:span text:style-name="T111">є таблицею, яка містить колонки:</text:span></text:p>
      <text:p text:style-name="P87">- <text:span text:style-name="T104">Опис замовлення</text:span> —<text:span text:style-name="T123"> короткий опис замовлення та його параметрів</text:span></text:p>
      <text:p text:style-name="P93">- <text:span text:style-name="T104">Кількість</text:span> —<text:span text:style-name="T123"> кількість одиниць у замовленні</text:span></text:p>
      <text:p text:style-name="P93">- <text:span text:style-name="T104">Ціна</text:span> <text:span text:style-name="T104">одиниці</text:span> —<text:span text:style-name="T123"> ціна одиниці замовлення</text:span></text:p>
      <text:p text:style-name="P93">- <text:span text:style-name="T104">Загалом</text:span> —<text:span text:style-name="T123"> загальна вартість замовлення</text:span></text:p>
      <text:p text:style-name="P93">- <text:span text:style-name="T104">Користувач</text:span> —<text:span text:style-name="T123"> користувач, який останнім вносив зміни до замовлення</text:span></text:p>
      <text:p text:style-name="P93">- <text:span text:style-name="T104">Дата</text:span> <text:span text:style-name="T104">редагування</text:span> —<text:span text:style-name="T123"> дата, коли останній раз замовлення було відредаговане</text:span></text:p>
      <text:p text:style-name="P93"><text:soft-page-break/>- <text:span text:style-name="T104">Статус</text:span> —<text:span text:style-name="T123"> актуальний статус замовлення (можливо змінити кнопкою “Змінити статус” на верхній субпанелі)</text:span></text:p>
      <text:p text:style-name="P77"/>
      <text:h text:style-name="Heading_20_3" text:outline-level="3"><text:bookmark-start text:name="__RefHeading___Toc848_3406917643"/>Нижня панель<text:bookmark-end text:name="__RefHeading___Toc848_3406917643"/></text:h>
      <text:p text:style-name="P37">Ліва частина відображає ПІБ користувача.</text:p>
      <text:p text:style-name="P106">Центральна частина відображає назву поточної бази даних.</text:p>
      <text:p text:style-name="P37">Права частина відображає останню подію, яка відбулася у програмі.</text:p>
      <text:p text:style-name="P37">Лог програми відслідковує лише ті події, які вносять зміни до бази даних. Також в лог записуються помилки в робот<text:span text:style-name="T103">і</text:span> програми.</text:p>
      <text:p text:style-name="P37"/>
      <text:p text:style-name="P37"><text:span text:style-name="T103">Лівий к</text:span>лік <text:span text:style-name="T146">по</text:span> нижній панелі відкриває вікно розширеного логу роботи програми, де зберігаються всі події, які відбулися <text:span text:style-name="T124">за</text:span> <text:span text:style-name="T124">поточного </text:span>запуску програми.</text:p>
      <text:p text:style-name="P37">Лог роботи програми можливо зберегти натиснувши кнопку “Зберегти лог”. Лог буде збережено в теці <text:span text:style-name="T95">ProMaSy </text:span>з ім’ям log_дата_час_збереження.<text:span text:style-name="T3">txt</text:span></text:p>
      <text:p text:style-name="P82"/>
      <text:h text:style-name="P128" text:outline-level="3"><text:bookmark-start text:name="__RefHeading___Toc1505_515692897"/><text:span text:style-name="T145">Бічна панель</text:span> створення нового/редагування обраного замовлення<text:bookmark-end text:name="__RefHeading___Toc1505_515692897"/></text:h>
      <text:p text:style-name="P84">Випливає на основній панелі з лівого боку в режимах створення/створення копії/редагування замовлення.</text:p>
      <text:p text:style-name="P79">Панель містить поля:</text:p>
      <text:p text:style-name="P97">- <text:span text:style-name="T104">Відділ</text:span> —<text:span text:style-name="T125"> відділ, до якого відноситься замовлення.</text:span></text:p>
      <text:p text:style-name="P100">- <text:span text:style-name="T104">Підрозділ</text:span> —<text:span text:style-name="T125"> підрозділ, до якого відноситься замовлення.</text:span></text:p>
      <text:p text:style-name="P99">- <text:span text:style-name="T104">Тема</text:span> —<text:span text:style-name="T125"> джерело фінансування, з якого будуть використовуватися кошти для оплати замовлення.</text:span></text:p>
      <text:p text:style-name="P99">- <text:span text:style-name="T104">Категорія</text:span> —<text:span text:style-name="T125"> категорія до якої відноситься замовлення.</text:span></text:p>
      <text:p text:style-name="P100">- <text:span text:style-name="T104">Виробник</text:span> —<text:span text:style-name="T125"> </text:span><text:span text:style-name="T126">можливий </text:span><text:span text:style-name="T125">виробник замовлення (не є обов’язковим). У випадку відсутності у списку потрібного виробника, його можливо додати натиснувши на </text:span><text:span text:style-name="T126">розташовану поряд</text:span><text:span text:style-name="T125"> кнопку “+” (Додати виробника).</text:span></text:p>
      <text:p text:style-name="P99">- <text:span text:style-name="T104">Номер з каталогу</text:span> —<text:span text:style-name="T125"> номер з каталогу виробника (активується, лише якщо встановлений конкретний виробник).</text:span></text:p>
      <text:p text:style-name="P102">- <text:span text:style-name="T18">CPV </text:span><text:span text:style-name="T71">код</text:span><text:span text:style-name="T63"> </text:span><text:span text:style-name="T125">- </text:span><text:span text:style-name="T3">CPV </text:span><text:span text:style-name="T63">код </text:span><text:span text:style-name="T125">до якого можливо віднести замовлення. </text:span><text:span text:style-name="T3">CPV </text:span><text:span text:style-name="T63">код </text:span><text:span text:style-name="T125">можливо одразу внести в поле у форматі XXXXXXXX-X (де Х - будь-яке число) або скористатися пошуком (кнопка із зображенням збільшувального скла). Мінімальний рівень коду, який можливо обрати для створення замовлення — 4-й знак справа — тобто XXXX0000-X (коди більш високого порядку не будуть доступні для вибору).</text:span></text:p>
      <text:p text:style-name="P103">- <text:span text:style-name="T104">Опис замовлення</text:span> —<text:span text:style-name="T125"> детальний опис замовлення. Тут варто вказувати всі параметри та характеристики, яка потрібні бути враховані в при розміщенні замовлення на електронному майданчиику. УВАГА! В цьому полі заборонено вказувати конкретного виробника, номер з каталогу та постачальника замовлення.</text:span></text:p>
      <text:p text:style-name="P100"><text:soft-page-break/>- <text:span text:style-name="T104">Постачальник —</text:span><text:span text:style-name="T106"> </text:span><text:span text:style-name="T126">можливий постачальник замовлення (не є обов’язковим). У випадку відсутності у списку потрібного постачальника, його можливо додати натиснувши на розташовану поряд кнопку “+” (Додати постачальника).</text:span></text:p>
      <text:p text:style-name="P100">- <text:span text:style-name="T104">Причина вибору постачальника</text:span> —<text:span text:style-name="T125"> причина вибору обраного постачальника. Активується лише якщо був встановлений конкретний постачальник. Якщо необхідної причини вибору у списку немає, її</text:span><text:span text:style-name="T126"> можливо додати натиснувши на розташовану поряд кнопку “+” (Додати причину вибору постачальника).</text:span></text:p>
      <text:p text:style-name="P101">- <text:span text:style-name="T104">Пакування</text:span> —<text:span text:style-name="T129"> тип пакування або одиниць замовлення. Необхдіний тип пакування можливо додати </text:span><text:span text:style-name="T126">натиснувши на розташовану поряд кнопку “+” (Додати </text:span><text:span text:style-name="T127">пакуванн</text:span><text:span text:style-name="T128">я</text:span><text:span text:style-name="T126">).</text:span></text:p>
      <text:p text:style-name="P99">- <text:span text:style-name="T104">Кількість</text:span> —<text:span text:style-name="T129"> кількість одиниць замовлення (лише цілі числа).</text:span></text:p>
      <text:p text:style-name="P99">- <text:span text:style-name="T104">Ціна одиниці</text:span> —<text:span text:style-name="T129"> ціна одиниці замовлення (припустимі формати введення ціни: “999”, “999,99”, “999.99”, “1 000,99”).</text:span></text:p>
      <text:p text:style-name="P99">- <text:span text:style-name="T104">Загалом</text:span> —<text:span text:style-name="T129"> загальна вартість замовлення (розраховується автоматично).</text:span></text:p>
      <text:p text:style-name="P101">- <text:span text:style-name="T104">Код КЕКВ</text:span> —<text:span text:style-name="T129"> код економічної класифікації видатків бюджету (не обов’язкове поле). Заповнюється лише за необхідності змінити стандартне значення.</text:span></text:p>
      <text:p text:style-name="P101">- <text:span text:style-name="T104">Орієнтовна дата початку закупівлі</text:span> —<text:span text:style-name="T129"> дата, коли планується почати закупівлю замовлення (не обов’язкове поле). Заповнюється лише, якщо необхідно вказати конкретну дату.</text:span></text:p>
      <text:p text:style-name="P79">кнопки:</text:p>
      <text:p text:style-name="P97">- <text:span text:style-name="T104">Створити/редагувати</text:span> — зберігає внесені до замовлення дані та закриває субпанель.</text:p>
      <text:p text:style-name="P99">- <text:span text:style-name="T104">Відмінити</text:span> — закриває субпанель, <text:span text:style-name="T130">не </text:span>збе<text:span text:style-name="T130">рігає введені</text:span> дан<text:span text:style-name="T130">ні.</text:span></text:p>
      <text:h text:style-name="Heading_20_3" text:outline-level="3"><text:bookmark-start text:name="__RefHeading___Toc1507_515692897"/>Вікно <text:span text:style-name="T135">“Пошук CPV коду”</text:span><text:bookmark-end text:name="__RefHeading___Toc1507_515692897"/></text:h>
      <text:p text:style-name="P46">Вікно “Пошук CPV коду” містить дві панелі:</text:p>
      <text:p text:style-name="P46">Верхня панель — панель кнопок навігації та рядка пошуку.</text:p>
      <text:p text:style-name="P46">Нижня панель — таблиця зі знайденими кодами.</text:p>
      <text:p text:style-name="P46"/>
      <text:p text:style-name="P46">Верхня панель містить кнопки:</text:p>
      <text:p text:style-name="P67">- <text:span text:style-name="T104">Додому</text:span> — повертає список основних категорій</text:p>
      <text:p text:style-name="P66">- <text:span text:style-name="T104">На категорію вище</text:span> — <text:span text:style-name="T136">повертає</text:span> список кодів, <text:span text:style-name="T136">що</text:span> на категорію вище обраної <text:span text:style-name="T136">(наприклад, якщо обрано код 03113000-6, то натискання на кнопку поверне список з кодами типу 0311Х000-Х (де Х — будь-яка цифра)</text:span></text:p>
      <text:p text:style-name="P66">- <text:span text:style-name="T104">Пошук</text:span> — <text:span text:style-name="T136">шукає коди відповідно до введеного запиту у рядку пошуку</text:span></text:p>
      <text:p text:style-name="P80">- <text:span text:style-name="T104">Вибрати код</text:span> —<text:span text:style-name="T136"> передати обраний код до діалогу створення замовлення</text:span></text:p>
      <text:p text:style-name="P83">Клік лівою клавішею миші в таблиці обирає відповідний код, який відображається в рядку пош<text:span text:style-name="T142">у</text:span>ку, та завантажує підкатегорії даного коду (якщо вони існують).</text:p>
      <text:h text:style-name="Heading_20_2" text:outline-level="2"><text:bookmark-start text:name="__RefHeading___Toc850_3406917643"/><text:soft-page-break/><text:span text:style-name="T141">С</text:span>твор<text:span text:style-name="T141">ення</text:span> замовлення<text:bookmark-end text:name="__RefHeading___Toc850_3406917643"/></text:h>
      <text:p text:style-name="P39">Після входу до програми відділ та підрозділ для якого буде сформовано замовлення будуть обрані автоматично відповідно до даних вашого акаунту.</text:p>
      <text:p text:style-name="P40">Для створення замовлення виконайте наступні дії:</text:p>
      <text:p text:style-name="P40"/>
      <text:p text:style-name="P40">1. Визначіть до якої категорії можливо віднести замовлення (матеріали, обладнання чи послуги). Виберіть на верхній субпанелі центральної панелі відповідну категорію з випадаючого списку (пункт “Категорія”).</text:p>
      <text:p text:style-name="P40"/>
      <text:p text:style-name="P40">2. Оберіть з сусіднього списку (пункт “Тема”) фінансову тему, з якої планується використовувати кошти для оплати замовлення. <text:span text:style-name="T131">При виборі відповідної теми на нижній субпанелі з’явиться інформація щодо залишку вільних коштів на рахунку даної теми. Перевірте наявність достатньої кількості коштів для створення замовлення.</text:span></text:p>
      <text:p text:style-name="P40"/>
      <text:p text:style-name="P41">3. На верхній субпанелі натисність кнопку “+” (“Створити замовлення”). З’явиться бічна панель створення нового замовлення. На ній будуть <text:span text:style-name="T133">обрані</text:span> відповідні відділ, підрозділ, фінансова тема та категорія замовлення.</text:p>
      <text:p text:style-name="P41"/>
      <text:p text:style-name="P41">4. Обов’язковими полями для заповнення є “<text:span text:style-name="T3">CPV </text:span>код”, “Опис замовлення”, “Пакування”, “Кількість” <text:span text:style-name="T133">та </text:span>“Ціна одиниці”.</text:p>
      <text:p text:style-name="P41"/>
      <text:p text:style-name="P41">5. Всі інші поля заповнюються лише за необхідності.</text:p>
      <text:p text:style-name="P41"/>
      <text:p text:style-name="P41">6. Для створення замовлення натисніть кнопку “Створити”.</text:p>
      <text:p text:style-name="P41"/>
      <text:h text:style-name="Heading_20_2" text:outline-level="2"><text:bookmark-start text:name="__RefHeading___Toc1509_515692897"/><text:span text:style-name="T141">Д</text:span>ода<text:span text:style-name="T141">вання</text:span>, редагува<text:span text:style-name="T141">ння</text:span> <text:span text:style-name="T133">або видалення </text:span>пункт<text:span text:style-name="T141">у</text:span> <text:span text:style-name="T133">з </text:span>випадаючого списку<text:bookmark-end text:name="__RefHeading___Toc1509_515692897"/></text:h>
      <text:p text:style-name="P41">Якщо необхідних пунктів немає у випадаючих списках, їх можливо додати натиснувши на кнопку “+” навпроти відповідного списку або знайти відповідну команду у меню “Редагувати”.</text:p>
      <text:p text:style-name="P41"/>
      <text:p text:style-name="P42">1. При натисканні кнопки “+” або вибору відповідного пункту у меню “Редагувати” <text:span text:style-name="T132">з’явиться вікно додавання/редагування/видалення пунктів списку.</text:span></text:p>
      <text:p text:style-name="P42"/>
      <text:p text:style-name="P44">2а. <text:span text:style-name="T117">Створення</text:span>. У порожньому полі введіть назву нового пункту (вікно створення нового пункту списку, може містити інші поля, які також потрібно буде заповнити) та натисніть кнопку “+”. Це призведе до додавання нового пункту до списку. Окрім кнопки “+” можливо також натиснути на кнопку “Встановити”. Це призведе не лише до додавання нового пункту до списку, але й до встановлення створеного пункту у панелі створеня/редагування замовлення.</text:p>
      <text:p text:style-name="P43"/>
      <text:p text:style-name="P44">2б. <text:span text:style-name="T117">Редагування</text:span>. Оберіть пункт списку для редагування та в полі назви внесіть необхідні виправлення. Для збереження змін натисніть кнопку з зображенням ручки. У діалоговому вікні підтвердіть зміни. Окрім кнопки з зображенням ручки можливо також натиснути на кнопку “Встановити”. Це призведе не лише до редагування <text:span text:style-name="T134">обраного </text:span>пункту списку, але й до встановлення редагованого пункту у панелі створеня/редагування замовлення.</text:p>
      <text:p text:style-name="P43"/>
      <text:p text:style-name="P44">2в. <text:span text:style-name="T117">Видалення</text:span>. Оберріть пункт списку, який необхідно видалити. Натисність на кнопку з зображенням сміттєвого кошика. Підтвердіть видалення в діалоговому вікні.</text:p>
      <text:p text:style-name="P43"/>
      <text:h text:style-name="Heading_20_2" text:outline-level="2"><text:bookmark-start text:name="__RefHeading___Toc1511_515692897"/><text:soft-page-break/><text:span text:style-name="T141">Пошук</text:span> <text:span text:style-name="T3">CPV </text:span><text:span text:style-name="T63">код</text:span><text:span text:style-name="T46">у</text:span><text:bookmark-end text:name="__RefHeading___Toc1511_515692897"/></text:h>
      <text:p text:style-name="P45"><text:span text:style-name="T63">При </text:span>створенні замовлення необхідно обрати відповідний до замовлення CPV код. <text:span text:style-name="T140">Щоб перейти до</text:span> пошуку необхідного коду <text:span text:style-name="T140">необхідно</text:span> натиснути на кнопку із зображенням збільшувальної лупи на панелі створення/редагування замовлення або на кнопку “CPV” на панелі кнопок швидкого доступу. </text:p>
      <text:p text:style-name="P45"/>
      <text:p text:style-name="P47">Для пошуку коду можливо використовувати як числові значення так і словесні. Щоб розпочати пошук за введеними символами, необхідно натиснути на кнопку із зображенням збільшувального скла або <text:span text:style-name="T141">клавішу </text:span><text:span text:style-name="T3">Enter </text:span><text:span text:style-name="T63">на </text:span>клавіатурі.</text:p>
      <text:p text:style-name="P47"/>
      <text:p text:style-name="P47">При введені числових значень, система буде намагатися знайти код, що максимально відповідає введеній числовій комбінації.</text:p>
      <text:p text:style-name="P47">Наприклад: </text:p>
      <text:p text:style-name="P47">- ввід “<text:span text:style-name="T108">03113000-6</text:span><text:span text:style-name="T136">” </text:span>повертає лише 1 код - <text:span text:style-name="T108">03113000-6</text:span></text:p>
      <text:p text:style-name="P47">- ввід “<text:span text:style-name="T108">03113</text:span><text:span text:style-name="T136">” </text:span>повертає 3 коди: <text:span text:style-name="T108">03113</text:span><text:span text:style-name="T136">000-6, </text:span><text:span text:style-name="T108">03113</text:span>1<text:span text:style-name="T136">00-</text:span>7, <text:span text:style-name="T108">03113</text:span>2<text:span text:style-name="T136">00-</text:span>8, тобто основний код, та підкатегорії даного коду</text:p>
      <text:p text:style-name="P47">- ввід “<text:span text:style-name="T108">03113</text:span><text:span text:style-name="T104">3</text:span><text:span text:style-name="T108">00</text:span><text:span text:style-name="T136">” </text:span>(неіснуючий код) повертає порожню таблицю</text:p>
      <text:p text:style-name="P47"/>
      <text:p text:style-name="P47">При введенні словесних значень система буде намагатися знайти відповідні описи у кодах, що будуть максимально відповідати введеним словам.</text:p>
      <text:p text:style-name="P47">Наприклад:</text:p>
      <text:p text:style-name="P48">- ввід “<text:span text:style-name="T104">фермент</text:span>” повертає <text:span text:style-name="T138">4 коди, де зустрічається слово “фермент” (“Йогурти та інші </text:span><text:span text:style-name="T107">фермент</text:span><text:span text:style-name="T138">овані молочні продукти”, “</text:span><text:span text:style-name="T107">Фермент</text:span><text:span text:style-name="T138">овані напої недистильовані”, “</text:span><text:span text:style-name="T107">Фермент</text:span><text:span text:style-name="T138">и” та “Будівництво басейнів для </text:span><text:span text:style-name="T107">фермент</text:span><text:span text:style-name="T138">ації стічних вод”</text:span></text:p>
      <text:p text:style-name="P49">- ввід “<text:span text:style-name="T18">networks</text:span><text:span text:style-name="T3">”</text:span><text:span text:style-name="T137">повертає </text:span>3<text:span text:style-name="T137"> коди, де зустрічається слово “</text:span><text:span text:style-name="T3">networks</text:span><text:span text:style-name="T137">” </text:span>(“<text:span text:style-name="T3">Capacitor </text:span><text:span text:style-name="T18">networks</text:span><text:span text:style-name="T3">”, “</text:span><text:span text:style-name="T18">Networks</text:span><text:span text:style-name="T3">”, “Multimedia </text:span><text:span text:style-name="T18">networks</text:span><text:span text:style-name="T3">”).</text:span></text:p>
      <text:p text:style-name="P50">- ввід слова, яке відсутнє у описі <text:span text:style-name="T143">кодів </text:span>англійською або українською повертає порожню таблицю.</text:p>
      <text:p text:style-name="P50"/>
      <text:p text:style-name="P50">Якщо ви обрали код, але кнопка “<text:span text:style-name="T109">Вибрати код</text:span><text:span text:style-name="T135">” </text:span>не активна, необхідно обрати код <text:span text:style-name="T144">з підкатегорії обраного коду. Тобто клікнути лівою клавішею миші на обраний код, а потім обрати код з отриманого списку також лівим кліком миші</text:span>. Це пов’язано з законодавчими вимогами розміщення замовлень на електронних майданчиках, які вимагають вибір коду не нижче 4-го знаку, тобто у обраному коді повинно бути не більше <text:span text:style-name="T139">чотирьох</text:span> “0” з правої сторони <text:span text:style-name="T139">(XXXX0000).</text:span></text:p>
      <text:p text:style-name="P47"/>
      <text:h text:style-name="Heading_20_2" text:outline-level="2"><text:bookmark-start text:name="__RefHeading___Toc1600_3922876930"/>Параметри <text:span text:style-name="T31">запуску з </text:span>командно<text:span text:style-name="T31">го рядку</text:span><text:bookmark-end text:name="__RefHeading___Toc1600_3922876930"/></text:h>
      <text:p text:style-name="P111">ProMaSy, <text:span text:style-name="T31">як і будь-який </text:span>Java <text:span text:style-name="T31">аплет, може бути запущений з командного рядку. При цьому до командного рядку будуть виведені всі логи роботи програми та розгорнута інформація про виявлені </text:span><text:span text:style-name="T49">помилки</text:span><text:span text:style-name="T31"> в роботі.</text:span></text:p>
      <text:p text:style-name="P111"><text:span text:style-name="T31">Для </text:span><text:span text:style-name="T75">цього</text:span><text:span text:style-name="T31"> в командному ря</text:span><text:span text:style-name="T47">дку введіть:</text:span></text:p>
      <text:p text:style-name="P108"><text:span text:style-name="T21">“</text:span><text:span text:style-name="T23">java -jar </text:span><text:span text:style-name="T24">ProMaSy-</text:span><text:span text:style-name="T118">ххх</text:span><text:span text:style-name="T23">.jar</text:span><text:span text:style-name="T21">” </text:span><text:span text:style-name="T74">(де ххх — верс</text:span><text:span text:style-name="T148">ія ProMaSy)</text:span></text:p>
      <text:p text:style-name="P112">Окр<text:span text:style-name="T31">ім того </text:span><text:span text:style-name="T20">ProMaSy </text:span><text:span text:style-name="T31">також може бути запущена з додатковими аргументами командного рядку. Доступні наступні аргументи:</text:span></text:p>
      <text:p text:style-name="P116"><text:span text:style-name="T51">-c</text:span><text:span text:style-name="T31"> або </text:span><text:span text:style-name="T51">--config</text:span><text:span text:style-name="T31"> — запускає вікно налаштувань доступу до бази даних одразу після запуску програми</text:span></text:p>
      <text:p text:style-name="P117"><text:span text:style-name="T51">-g</text:span><text:span text:style-name="T31"> або </text:span><text:span text:style-name="T51">--generate</text:span><text:span text:style-name="T31"> — програма запускається в режимі створення та модифікації таблиць. Варто використовувати з командою --config, де </text:span><text:span text:style-name="T49">необхідно</text:span><text:span text:style-name="T31"> задавати логін </text:span><text:span text:style-name="T49">і </text:span><text:span text:style-name="T31">пароль адміністратора БД</text:span></text:p>
      <text:p text:style-name="P116"><text:soft-page-break/><text:span text:style-name="T51">-s</text:span><text:span text:style-name="T31"> або </text:span><text:span text:style-name="T51">--statistics</text:span><text:span text:style-name="T31"> — після завершення сеансу роботи програми відображає статистику звернення програми до БД. </text:span><text:span text:style-name="T49">Знижує</text:span><text:span text:style-name="T31"> швидкість роботи програми!</text:span></text:p>
      <text:p text:style-name="P116"><text:span text:style-name="T51">-l</text:span><text:span text:style-name="T31"> або </text:span><text:span text:style-name="T51">--log</text:span><text:span text:style-name="T31"> — після завершення сеансу роботи програми зберігає лог роботи у окремий текстовий файл в теці з програмою</text:span></text:p>
      <text:p text:style-name="P116"><text:span text:style-name="T31"/></text:p>
      <text:p text:style-name="P118"><text:span text:style-name="T31">Приклад використання додаткових аргументів. </text:span></text:p>
      <text:p text:style-name="P118"><text:span text:style-name="T31">Запуск програми з відображенням вікна конфігурування доступу до БД та збереженням логу програми до текстового файлу: </text:span></text:p>
      <text:p text:style-name="P118"><text:span text:style-name="T21">“</text:span><text:span text:style-name="T23">java -jar </text:span><text:span text:style-name="T24">ProMaSy-</text:span><text:span text:style-name="T52">ххх</text:span><text:span text:style-name="T23">.jar </text:span><text:span text:style-name="T22">--config --log</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26:04.349000000</meta:creation-date>
    <dc:date>2017-05-29T17:02:37.754000000</dc:date>
    <meta:editing-duration>PT7H48M23S</meta:editing-duration>
    <meta:editing-cycles>57</meta:editing-cycles>
    <meta:generator>LibreOffice/5.3.3.2$Windows_X86_64 LibreOffice_project/3d9a8b4b4e538a85e0782bd6c2d430bafe583448</meta:generator>
    <meta:document-statistic meta:table-count="0" meta:image-count="0" meta:object-count="0" meta:page-count="12" meta:paragraph-count="254" meta:word-count="3434" meta:character-count="25530" meta:non-whitespace-character-count="22274"/>
  </office:meta>
</office:document-meta>
</file>